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number-columns-repeated="3" table:default-cell-style-name="ce1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12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4" table:default-cell-style-name="ce5"/>
        <table:table-column table:style-name="co1" table:number-columns-repeated="2" table:default-cell-style-name="ce1"/>
        <table:table-column table:style-name="co1" table:number-columns-repeated="4" table:default-cell-style-name="ce3"/>
        <table:table-column table:style-name="co1" table:number-columns-repeated="2" table:default-cell-style-name="ce1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93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FAM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RUH</text:p>
          </table:table-cell>
          <table:table-cell table:style-name="ce5" office:value-type="string" calcext:value-type="string">
            <text:p>LOKALITA</text:p>
          </table:table-cell>
          <table:table-cell office:value-type="string" calcext:value-type="string">
            <text:p>STATE/PROV</text:p>
          </table:table-cell>
          <table:table-cell office:value-type="string" calcext:value-type="string">
            <text:p>ZEME</text:p>
          </table:table-cell>
          <table:table-cell table:style-name="ce11" office:value-type="string" calcext:value-type="string">
            <text:p>CMP</text:p>
          </table:table-cell>
          <table:table-cell table:style-name="ce5" office:value-type="string" calcext:value-type="string">
            <text:p>DEN_POC</text:p>
          </table:table-cell>
          <table:table-cell table:style-name="ce5" office:value-type="string" calcext:value-type="string">
            <text:p>MES_POC</text:p>
          </table:table-cell>
          <table:table-cell office:value-type="string" calcext:value-type="string">
            <text:p>ROK_POC</text:p>
          </table:table-cell>
          <table:table-cell office:value-type="string" calcext:value-type="string">
            <text:p>DEN_KON</text:p>
          </table:table-cell>
          <table:table-cell office:value-type="string" calcext:value-type="string">
            <text:p>MES_KON</text:p>
          </table:table-cell>
          <table:table-cell office:value-type="string" calcext:value-type="string">
            <text:p>ROK_KON</text:p>
          </table:table-cell>
          <table:table-cell office:value-type="string" calcext:value-type="string">
            <text:p>POCET_M</text:p>
          </table:table-cell>
          <table:table-cell office:value-type="string" calcext:value-type="string">
            <text:p>POCET_F</text:p>
          </table:table-cell>
          <table:table-cell office:value-type="string" calcext:value-type="string">
            <text:p>POCET_TOT</text:p>
          </table:table-cell>
          <table:table-cell table:style-name="ce5" office:value-type="string" calcext:value-type="string">
            <text:p>BIOTOP</text:p>
          </table:table-cell>
          <table:table-cell table:style-name="ce5" office:value-type="string" calcext:value-type="string">
            <text:p>METRU_OD</text:p>
          </table:table-cell>
          <table:table-cell table:style-name="ce5" office:value-type="string" calcext:value-type="string">
            <text:p>METRU_DO</text:p>
          </table:table-cell>
          <table:table-cell table:style-name="ce5" office:value-type="string" calcext:value-type="string">
            <text:p>METODA_SB</text:p>
          </table:table-cell>
          <table:table-cell table:style-name="ce5" office:value-type="string" calcext:value-type="string">
            <text:p>LEG</text:p>
          </table:table-cell>
          <table:table-cell table:style-name="ce5" office:value-type="string" calcext:value-type="string">
            <text:p>COLL</text:p>
          </table:table-cell>
          <table:table-cell office:value-type="string" calcext:value-type="string">
            <text:p>DET</text:p>
          </table:table-cell>
          <table:table-cell table:style-name="ce5" office:value-type="string" calcext:value-type="string">
            <text:p>ROK</text:p>
          </table:table-cell>
          <table:table-cell table:style-name="ce5" office:value-type="string" calcext:value-type="string">
            <text:p>REV</text:p>
          </table:table-cell>
          <table:table-cell table:style-name="ce5" office:value-type="string" calcext:value-type="string">
            <text:p>ROK</text:p>
          </table:table-cell>
          <table:table-cell office:value-type="string" calcext:value-type="string">
            <text:p>ZDROJ</text:p>
          </table:table-cell>
          <table:table-cell table:style-name="ce17" office:value-type="string" calcext:value-type="string">
            <text:p>POZN.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E/W</text:p>
          </table:table-cell>
          <table:table-cell table:style-name="ce3" table:number-columns-repeated="993"/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reida</text:p>
          </table:table-cell>
          <table:table-cell table:style-name="ce3"/>
          <table:table-cell table:style-name="ce1" office:value-type="string" calcext:value-type="string">
            <text:p>Algeria</text:p>
          </table:table-cell>
          <table:table-cell table:style-name="ce1"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2:.P2])" office:value-type="float" office:value="4" calcext:value-type="float">
            <text:p>4</text:p>
          </table:table-cell>
          <table:table-cell table:style-name="ce1" office:value-type="string" calcext:value-type="string">
            <text:p>Ob-1026</text:p>
          </table:table-cell>
          <table:table-cell table:number-columns-repeated="3"/>
          <table:table-cell office:value-type="string" calcext:value-type="string">
            <text:p>H. Tondu, ex coll. R. Oberthür</text:p>
          </table:table-cell>
          <table:table-cell office:value-type="string" calcext:value-type="string">
            <text:p>Museum Bonn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evan</text:p>
          </table:table-cell>
          <table:table-cell/>
          <table:table-cell office:value-type="string" calcext:value-type="string">
            <text:p>Armen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:.P3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Arzakan</text:p>
          </table:table-cell>
          <table:table-cell/>
          <table:table-cell office:value-type="string" calcext:value-type="string">
            <text:p>Armen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4:.P4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ixen</text:p>
          </table:table-cell>
          <table:table-cell/>
          <table:table-cell office:value-type="string" calcext:value-type="string">
            <text:p>Aust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5:.P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stravské muzeum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ter</text:p>
          </table:table-cell>
          <table:table-cell/>
          <table:table-cell office:value-type="string" calcext:value-type="string">
            <text:p>Austr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6:.P6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coll. Schrötter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Gänserndorf</text:p>
          </table:table-cell>
          <table:table-cell table:style-name="ce1" office:value-type="string" calcext:value-type="string">
            <text:p>Lower Austria</text:p>
          </table:table-cell>
          <table:table-cell office:value-type="string" calcext:value-type="string">
            <text:p>Austr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7:.P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. Wawerka</text:p>
          </table:table-cell>
          <table:table-cell table:style-name="ce5" office:value-type="string" calcext:value-type="string">
            <text:p>Ostravské muzeum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9826" calcext:value-type="float">
            <text:p>198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Wien, Türkensch.</text:p>
          </table:table-cell>
          <table:table-cell table:style-name="ce3"/>
          <table:table-cell table:style-name="ce1" office:value-type="string" calcext:value-type="string">
            <text:p>Austria</text:p>
          </table:table-cell>
          <table:table-cell table:style-name="ce1"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8:.P8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Mus. Base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ihać env.</text:p>
          </table:table-cell>
          <table:table-cell office:value-type="string" calcext:value-type="string">
            <text:p>Bosnia</text:p>
          </table:table-cell>
          <table:table-cell table:style-name="ce1" office:value-type="string" calcext:value-type="string">
            <text:p>Bosnia and Herzegovin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44" calcext:value-type="float">
            <text:p>19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9:.P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. Prettner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arajevo</text:p>
          </table:table-cell>
          <table:table-cell office:value-type="string" calcext:value-type="string">
            <text:p>Bosnia</text:p>
          </table:table-cell>
          <table:table-cell table:style-name="ce3" office:value-type="string" calcext:value-type="string">
            <text:p>Bosnia and Herzegovin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0:.P1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Dolnja Tuzla [Tuzla]</text:p>
          </table:table-cell>
          <table:table-cell table:style-name="ce6" office:value-type="string" calcext:value-type="string">
            <text:p>Bosnia</text:p>
          </table:table-cell>
          <table:table-cell table:style-name="ce6" office:value-type="string" calcext:value-type="string">
            <text:p>Bosnia and Herzegovin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1:.P1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Fritsch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opolovgrad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12:.P1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Arkutino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5" calcext:value-type="float">
            <text:p>198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13:.P1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Vrba</text:p>
          </table:table-cell>
          <table:table-cell table:style-name="ce5" office:value-type="string" calcext:value-type="string">
            <text:p>V. Mikud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8295" calcext:value-type="float">
            <text:p>182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Albena</text:p>
          </table:table-cell>
          <table:table-cell table:style-name="ce3"/>
          <table:table-cell table:style-name="ce1" office:value-type="string" calcext:value-type="string">
            <text:p>Bulgaria</text:p>
          </table:table-cell>
          <table:table-cell table:style-name="ce1"/>
          <table:table-cell table:style-name="ce3"/>
          <table:table-cell office:value-type="float" office:value="7" calcext:value-type="float">
            <text:p>7</text:p>
          </table:table-cell>
          <table:table-cell table:style-name="ce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14:.P14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. Marek</text:p>
          </table:table-cell>
          <table:table-cell office:value-type="string" calcext:value-type="string">
            <text:p>Dept. Zoology, Charles University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elnik</text:p>
          </table:table-cell>
          <table:table-cell table:style-name="ce3"/>
          <table:table-cell table:style-name="ce1" office:value-type="string" calcext:value-type="string">
            <text:p>Bulgaria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78" calcext:value-type="float">
            <text:p>197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5:.P1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Kiten</text:p>
          </table:table-cell>
          <table:table-cell table:style-name="ce3"/>
          <table:table-cell table:style-name="ce1" office:value-type="string" calcext:value-type="string">
            <text:p>Bulgaria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6:.P1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Lebduška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Kiten</text:p>
          </table:table-cell>
          <table:table-cell table:style-name="ce3"/>
          <table:table-cell table:style-name="ce1" office:value-type="string" calcext:value-type="string">
            <text:p>Bulgaria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7:.P1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Lebduška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elnik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table:number-columns-repeated="2" table:style-name="ce5"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8:.P1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Rhodopes-Smoljan Region-Adra Village</text:p>
          </table:table-cell>
          <table:table-cell table:style-name="Default"/>
          <table:table-cell table:style-name="ce1" office:value-type="string" calcext:value-type="string">
            <text:p>Bulgaria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5" calcext:value-type="float">
            <text:p>200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9:.P1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. Lackner</text:p>
          </table:table-cell>
          <table:table-cell office:value-type="string" calcext:value-type="string">
            <text:p>J. Cooter</text:p>
          </table:table-cell>
          <table:table-cell office:value-type="string" calcext:value-type="string">
            <text:p>J. Růžičk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arna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O20:.P20])"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string" calcext:value-type="string">
            <text:p>Laco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29" calcext:value-type="float">
            <text:p>1122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orohoro Shan Mts.-Jining Ining-H-Sien</text:p>
          </table:table-cell>
          <table:table-cell table:style-name="ce3"/>
          <table:table-cell table:style-name="ce1" office:value-type="string" calcext:value-type="string">
            <text:p>China</text:p>
          </table:table-cell>
          <table:table-cell table:style-name="ce11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1" calcext:value-type="float">
            <text:p>199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1:.P21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style-name="ce1" office:value-type="string" calcext:value-type="string">
            <text:p>44.06N</text:p>
          </table:table-cell>
          <table:table-cell table:style-name="ce1" office:value-type="string" calcext:value-type="string">
            <text:p>81.56 E</text:p>
          </table:table-cell>
          <table:table-cell table:number-columns-repeated="99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orohoro Shan Mts.-Jining Ining-H-Sien</text:p>
          </table:table-cell>
          <table:table-cell table:style-name="Default"/>
          <table:table-cell table:style-name="ce1" office:value-type="string" calcext:value-type="string">
            <text:p>China</text:p>
          </table:table-cell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1" calcext:value-type="float">
            <text:p>199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2:.P22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style-name="ce7" office:value-type="string" calcext:value-type="string">
            <text:p>44,06N</text:p>
          </table:table-cell>
          <table:table-cell table:style-name="ce7" office:value-type="string" calcext:value-type="string">
            <text:p>81,56E</text:p>
          </table:table-cell>
          <table:table-cell table:number-columns-repeated="99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hao Shan-25 km SE Pinyao</text:p>
          </table:table-cell>
          <table:table-cell table:style-name="ce1" office:value-type="string" calcext:value-type="string">
            <text:p>Shanxi</text:p>
          </table:table-cell>
          <table:table-cell table:style-name="ce1" office:value-type="string" calcext:value-type="string">
            <text:p>China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01" calcext:value-type="float">
            <text:p>2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3:.P2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 Šafránek</text:p>
          </table:table-cell>
          <table:table-cell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style-name="ce1" office:value-type="string" calcext:value-type="string">
            <text:p>37,1°N</text:p>
          </table:table-cell>
          <table:table-cell table:style-name="ce1" office:value-type="string" calcext:value-type="string">
            <text:p>112,4°E</text:p>
          </table:table-cell>
          <table:table-cell table:number-columns-repeated="993"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Fulín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echotitz [Lechotice]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SUM([.O25:.P25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Nekolný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Roud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907" calcext:value-type="float">
            <text:p>1907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[Praha-] Modř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952" calcext:value-type="float">
            <text:p>59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907" calcext:value-type="float">
            <text:p>190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27:.P2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vitávka-Sou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1910" calcext:value-type="float">
            <text:p>191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10" calcext:value-type="float">
            <text:p>19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28:.P2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obitschau [Tovačov]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office:value-type="float" office:value="6569" calcext:value-type="float">
            <text:p>656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29:.P2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Waka</text:p>
          </table:table-cell>
          <table:table-cell office:value-type="string" calcext:value-type="string">
            <text:p>coll. Nekolný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nojm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30:.P30])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Jihomoravské muzeum ve Znojm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nojm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1:.P3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Jihomoravské muzeum ve Znojm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Dolní Bousov env., Spařence</text:p>
          </table:table-cell>
          <table:table-cell table:style-name="ce3"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float" office:value="1935" calcext:value-type="float">
            <text:p>193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35" calcext:value-type="float">
            <text:p>193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O32:.P32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. Kalík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1986" calcext:value-type="float">
            <text:p>1986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avkov u Brna env., Heršp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3:.P3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lotice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4:.P3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Winter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áchod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5:.P3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auscher</text:p>
          </table:table-cell>
          <table:table-cell office:value-type="string" calcext:value-type="string">
            <text:p>coll. J. Rauš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áchod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41" calcext:value-type="float">
            <text:p>194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6:.P3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uscher </text:p>
          </table:table-cell>
          <table:table-cell office:value-type="string" calcext:value-type="string">
            <text:p>coll. J. Rauš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 env.,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2" calcext:value-type="float">
            <text:p>19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37:.P3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auscher</text:p>
          </table:table-cell>
          <table:table-cell office:value-type="string" calcext:value-type="string">
            <text:p>coll. J. Rauš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 env.,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2" calcext:value-type="float">
            <text:p>19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8:.P3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uscher </text:p>
          </table:table-cell>
          <table:table-cell office:value-type="string" calcext:value-type="string">
            <text:p>coll. J. Rauš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áměšť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43" calcext:value-type="float">
            <text:p>194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39:.P3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Obrtel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Rebeš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0:.P4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auscher</text:p>
          </table:table-cell>
          <table:table-cell office:value-type="string" calcext:value-type="string">
            <text:p>coll. J. Rauš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odonín env., Čej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3" calcext:value-type="float">
            <text:p>19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1:.P4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uscher </text:p>
          </table:table-cell>
          <table:table-cell office:value-type="string" calcext:value-type="string">
            <text:p>coll. J. Rauš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Rebeš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3" calcext:value-type="float">
            <text:p>19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43" calcext:value-type="float">
            <text:p>194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2:.P4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uscher </text:p>
          </table:table-cell>
          <table:table-cell office:value-type="string" calcext:value-type="string">
            <text:p>coll. J. Rauš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JR det. 1993</text:p>
          </table:table-cell>
          <table:table-cell table:number-columns-repeated="995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ladá Bolesla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43:.P4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 11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4:.P44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Silphidae</text:p>
          </table:table-cell>
          <table:table-cell table:style-name="ce2" office:value-type="string" calcext:value-type="string">
            <text:p>Thanatophilus</text:p>
          </table:table-cell>
          <table:table-cell table:style-name="ce2" office:value-type="string" calcext:value-type="string">
            <text:p>sinuatus</text:p>
          </table:table-cell>
          <table:table-cell table:style-name="ce2" office:value-type="string" calcext:value-type="string">
            <text:p>Praha-Jarov</text:p>
          </table:table-cell>
          <table:table-cell table:style-name="ce10" office:value-type="string" calcext:value-type="string">
            <text:p>Bohemia</text:p>
          </table:table-cell>
          <table:table-cell table:style-name="ce10" office:value-type="string" calcext:value-type="string">
            <text:p>Czech Republic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formula="of:=SUM([.O45:.P45])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R. Rous</text:p>
          </table:table-cell>
          <table:table-cell table:style-name="ce2" office:value-type="string" calcext:value-type="string">
            <text:p>J. Růžička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table:number-columns-repeated="2"/>
          <table:table-cell table:style-name="ce10" office:value-type="string" calcext:value-type="string">
            <text:p>Sil3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moň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354" calcext:value-type="float">
            <text:p>53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6:.P46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raha 7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46" calcext:value-type="float">
            <text:p>194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46" calcext:value-type="float">
            <text:p>194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7:.P4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R. Rous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1197" calcext:value-type="float">
            <text:p>111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Říčany-Radoš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46" calcext:value-type="float">
            <text:p>194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46" calcext:value-type="float">
            <text:p>194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8:.P4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Pecina</text:p>
          </table:table-cell>
          <table:table-cell office:value-type="string" calcext:value-type="string">
            <text:p>O. Hovor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nojmo env., Plave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948" calcext:value-type="float">
            <text:p>1948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lum u Třeboně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55" calcext:value-type="float">
            <text:p>70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50:.P50])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J. Niedl</text:p>
          </table:table-cell>
          <table:table-cell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odonín env., Čej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51:.P5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auscher</text:p>
          </table:table-cell>
          <table:table-cell office:value-type="string" calcext:value-type="string">
            <text:p>coll. J. Rauš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oťovice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52:.P5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A. Růžička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rkonoše Mts.-Horní Albeř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50" calcext:value-type="float">
            <text:p>195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50" calcext:value-type="float">
            <text:p>195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53:.P5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Pecina</text:p>
          </table:table-cell>
          <table:table-cell office:value-type="string" calcext:value-type="string">
            <text:p>O. Hovor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adec Králové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54:.P54])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coll. Balthasa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style-name="ce6" office:value-type="string" calcext:value-type="string">
            <text:p>fr.</text:p>
          </table:table-cell>
          <table:table-cell table:number-columns-repeated="995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Orlík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SUM([.O55:.P55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Maš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rkonoše Mts.-Horní Albeř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52" calcext:value-type="float">
            <text:p>195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56:.P56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. Pecina</text:p>
          </table:table-cell>
          <table:table-cell office:value-type="string" calcext:value-type="string">
            <text:p>O. Hovor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ladno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oříšek</text:p>
          </table:table-cell>
          <table:table-cell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rb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4" calcext:value-type="float">
            <text:p>195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oříšek</text:p>
          </table:table-cell>
          <table:table-cell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oť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59:.P59])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Balthasar &amp; Růžička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berec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60:.P60])" office:value-type="float" office:value="1" calcext:value-type="float">
            <text:p>1</text:p>
          </table:table-cell>
          <table:table-cell table:style-name="ce5" office:value-type="string" calcext:value-type="string">
            <text:p>limes</text:p>
          </table:table-cell>
          <table:table-cell table:style-name="ce5" table:number-columns-repeated="3"/>
          <table:table-cell table:style-name="ce5" office:value-type="string" calcext:value-type="string">
            <text:p>Brejcha</text:p>
          </table:table-cell>
          <table:table-cell table:style-name="ce5" office:value-type="string" calcext:value-type="string">
            <text:p>coll. Brejcha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lum u Třeboně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55" calcext:value-type="float">
            <text:p>70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5" calcext:value-type="float">
            <text:p>19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61:.P6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Niedl</text:p>
          </table:table-cell>
          <table:table-cell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berec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62:.P62])" office:value-type="float" office:value="3" calcext:value-type="float">
            <text:p>3</text:p>
          </table:table-cell>
          <table:table-cell table:style-name="ce5" office:value-type="string" calcext:value-type="string">
            <text:p>field road</text:p>
          </table:table-cell>
          <table:table-cell table:style-name="ce5" table:number-columns-repeated="3"/>
          <table:table-cell table:style-name="ce5" office:value-type="string" calcext:value-type="string">
            <text:p>Brejcha</text:p>
          </table:table-cell>
          <table:table-cell table:style-name="ce5" office:value-type="string" calcext:value-type="string">
            <text:p>coll. Brejcha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avkov u Brna env., Heršp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6" calcext:value-type="float">
            <text:p>195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63:.P6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Svojš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float" office:value="1956" calcext:value-type="float">
            <text:p>195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56" calcext:value-type="float">
            <text:p>195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O64:.P64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. Rule</text:p>
          </table:table-cell>
          <table:table-cell table:style-name="ce3" office:value-type="string" calcext:value-type="string">
            <text:p>V. Kalík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1986" calcext:value-type="float">
            <text:p>1986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ěleč nad Orl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7" calcext:value-type="float">
            <text:p>195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65:.P6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Hozák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ladá Bolesla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66:.P66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udišov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64" calcext:value-type="float">
            <text:p>196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64" calcext:value-type="float">
            <text:p>1964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67:.P6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amet</text:p>
          </table:table-cell>
          <table:table-cell table:style-name="ce1" office:value-type="string" calcext:value-type="string">
            <text:p>J. Palásek</text:p>
          </table:table-cell>
          <table:table-cell table:style-name="ce7" office:value-type="string" calcext:value-type="string">
            <text:p>-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Velké Němčice-Brode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68:.P68])" office:value-type="float" office:value="1" calcext:value-type="float">
            <text:p>1</text:p>
          </table:table-cell>
          <table:table-cell table:style-name="ce5" office:value-type="string" calcext:value-type="string">
            <text:p>saline soil</text:p>
          </table:table-cell>
          <table:table-cell table:style-name="ce5" table:number-columns-repeated="3"/>
          <table:table-cell table:style-name="ce5" office:value-type="string" calcext:value-type="string">
            <text:p>J. Dezort</text:p>
          </table:table-cell>
          <table:table-cell table:style-name="ce5" office:value-type="string" calcext:value-type="string">
            <text:p>coll. J. Dezort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tudenec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9" calcext:value-type="float">
            <text:p>196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69:.P6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Grulich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toměř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70:.P7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iskáček</text:p>
          </table:table-cell>
          <table:table-cell table:style-name="ce5" office:value-type="string" calcext:value-type="string">
            <text:p>P. Moravec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Frýdek Místek env., Dobrat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O71:.P71])" office:value-type="float" office:value="22" calcext:value-type="float">
            <text:p>2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Kuboň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up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office:value-type="string" calcext:value-type="string">
            <text:p>J. Jurčíček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Mladá Boleslav env., Kosmonosy-Obora (k. obora)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73:.P7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bín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O74:.P74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Kohout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uchdol nad Lužn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O75:.P75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Kohout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áse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55" calcext:value-type="float">
            <text:p>695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5" calcext:value-type="float">
            <text:p>198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85" calcext:value-type="float">
            <text:p>1985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76:.P76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D. Bouk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5" calcext:value-type="float">
            <text:p>706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77:.P7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Drsla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71" calcext:value-type="float">
            <text:p>697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87" calcext:value-type="float">
            <text:p>1987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78:.P78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 env., Hvozd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-Lipen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daver Passer montanu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bříš-Vlaška Colo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5 spec.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adaver Talpa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 env., Masečín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0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daver Bufo bufo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moň env., Hvězd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535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83:.P83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P. Vonič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edn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66" calcext:value-type="float">
            <text:p>716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6" calcext:value-type="float">
            <text:p>199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6" calcext:value-type="float">
            <text:p>199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84:.P8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ílč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171" calcext:value-type="float">
            <text:p>617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85:.P8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Fikáček</text:p>
          </table:table-cell>
          <table:table-cell office:value-type="string" calcext:value-type="string">
            <text:p>M. Fikáček, Ostrav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Roudnice nad Labe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51" calcext:value-type="float">
            <text:p>555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6" calcext:value-type="float">
            <text:p>199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86:.P86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J. Kohou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epomuk env., Kotouň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87:.P87])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Kohout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epomuk env., Kotouň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548" calcext:value-type="float">
            <text:p>654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6" calcext:value-type="float">
            <text:p>199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O88:.P88]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J. Kohou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Roudnice nad Labe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O89:.P89]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J. Kohou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Uherský Brod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71" calcext:value-type="float">
            <text:p>697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7" calcext:value-type="float">
            <text:p>199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90:.P90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České Budějovice env., Homol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052" calcext:value-type="float">
            <text:p>705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99" calcext:value-type="float">
            <text:p>199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O91:.P91])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string" calcext:value-type="string">
            <text:p>V. Křivan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4" calcext:value-type="float">
            <text:p>1117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raha 5-Lahovice-Krňák Nature Monument-Berounka River Billabong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052" calcext:value-type="float">
            <text:p>605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9" calcext:value-type="float">
            <text:p>19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92:.P92])" office:value-type="float" office:value="2" calcext:value-type="float">
            <text:p>2</text:p>
          </table:table-cell>
          <table:table-cell table:style-name="ce1" office:value-type="string" calcext:value-type="string">
            <text:p>cadaver Oryctolagus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J. Farka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Šum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72" calcext:value-type="float">
            <text:p>697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0" calcext:value-type="float">
            <text:p>200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93:.P93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1" calcext:value-type="float">
            <text:p>15721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České Budějovice env., Homol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052" calcext:value-type="float">
            <text:p>705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float" office:value="2000" calcext:value-type="float">
            <text:p>200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O94:.P94])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string" calcext:value-type="string">
            <text:p>V. Křivan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2" calcext:value-type="float">
            <text:p>15722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Černý Kříž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048" calcext:value-type="float">
            <text:p>704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000" calcext:value-type="float">
            <text:p>200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SUM([.O95:.P95])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string" calcext:value-type="string">
            <text:p>V. Křivan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aš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61" calcext:value-type="float">
            <text:p>716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1" calcext:value-type="float">
            <text:p>20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96:.P96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Horní Němčí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71" calcext:value-type="float">
            <text:p>707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97:.P9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1853" calcext:value-type="float">
            <text:p>2185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é středohoří Mts., Hrádek, quarry near Raná Hill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string" calcext:value-type="string">
            <text:p>5548-56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98:.P98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pitfall traps</text:p>
          </table:table-cell>
          <table:table-cell office:value-type="string" calcext:value-type="string">
            <text:p>M. Holec</text:p>
          </table:table-cell>
          <table:table-cell office:value-type="string" calcext:value-type="string">
            <text:p>P. Moravec (Litoměřice)</text:p>
          </table:table-cell>
          <table:table-cell table:style-name="ce1" office:value-type="string" calcext:value-type="string">
            <text:p>J. Růžička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5726" calcext:value-type="float">
            <text:p>15726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Žabovřesky nad Ohří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5550" calcext:value-type="float">
            <text:p>55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float" office:value="2005" calcext:value-type="float">
            <text:p>20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05" calcext:value-type="float">
            <text:p>20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SUM([.O99:.P99])" office:value-type="float" office:value="2" calcext:value-type="float">
            <text:p>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ited pitfall trap (fish)</text:p>
          </table:table-cell>
          <table:table-cell table:number-columns-repeated="2" table:style-name="ce3" office:value-type="string" calcext:value-type="string">
            <text:p>D. Král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office:value-type="string" calcext:value-type="string">
            <text:p>50°25´16´´ N</text:p>
          </table:table-cell>
          <table:table-cell office:value-type="string" calcext:value-type="string">
            <text:p>14°05´32´´E</text:p>
          </table:table-cell>
          <table:table-cell table:number-columns-repeated="993"/>
        </table:table-row>
        <table:table-row table:style-name="ro1">
          <table:table-cell office:value-type="float" office:value="14649" calcext:value-type="float">
            <text:p>14649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izerské hory mts., Nové Město pod Smrkem, U Kyselk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057" calcext:value-type="float">
            <text:p>50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00:.P100])" office:value-type="float" office:value="1" calcext:value-type="float">
            <text:p>1</text:p>
          </table:table-cell>
          <table:table-cell table:style-name="ce1" office:value-type="string" calcext:value-type="string">
            <text:p>Ztracený potok valley, wetland, mixed forest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yellow pan trap (NaCl solution)</text:p>
          </table:table-cell>
          <table:table-cell office:value-type="string" calcext:value-type="string">
            <text:p>P. Vonička &amp; J. Preisler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8248" calcext:value-type="float">
            <text:p>1824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 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01:.P101])" office:value-type="float" office:value="1" calcext:value-type="float">
            <text:p>1</text:p>
          </table:table-cell>
          <table:table-cell table:style-name="ce1" office:value-type="string" calcext:value-type="string">
            <text:p>balk between fields, near the former sand pit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 No. 14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50°25.3’N 014°05.5’E</text:p>
          </table:table-cell>
          <table:table-cell table:number-columns-repeated="995"/>
        </table:table-row>
        <table:table-row table:style-name="ro1">
          <table:table-cell office:value-type="float" office:value="18249" calcext:value-type="float">
            <text:p>1824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 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02:.P102])" office:value-type="float" office:value="1" calcext:value-type="float">
            <text:p>1</text:p>
          </table:table-cell>
          <table:table-cell table:style-name="ce1" office:value-type="string" calcext:value-type="string">
            <text:p>non-manured meadow near the former sand pit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 No. 4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50°25.3’N 014°05.5’E</text:p>
          </table:table-cell>
          <table:table-cell table:number-columns-repeated="995"/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 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03:.P103])" office:value-type="float" office:value="1" calcext:value-type="float">
            <text:p>1</text:p>
          </table:table-cell>
          <table:table-cell table:style-name="ce1" office:value-type="string" calcext:value-type="string">
            <text:p>non-manured meadow near the former sand pit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 No. 1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50°25.3’N 014°05.5’E</text:p>
          </table:table-cell>
          <table:table-cell table:number-columns-repeated="995"/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04:.P104])" office:value-type="float" office:value="1" calcext:value-type="float">
            <text:p>1</text:p>
          </table:table-cell>
          <table:table-cell table:style-name="ce1" office:value-type="string" calcext:value-type="string">
            <text:p>counry lane near field, trap No. 8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105:.P105])" office:value-type="float" office:value="1" calcext:value-type="float">
            <text:p>1</text:p>
          </table:table-cell>
          <table:table-cell table:style-name="ce1" office:value-type="string" calcext:value-type="string">
            <text:p>counry lane near field, trap No. 9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106:.P106])" office:value-type="float" office:value="1" calcext:value-type="float">
            <text:p>1</text:p>
          </table:table-cell>
          <table:table-cell table:style-name="ce1" office:value-type="string" calcext:value-type="string">
            <text:p>non-manured meadow near the former sand pit, trap No. 15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107:.P107])" office:value-type="float" office:value="1" calcext:value-type="float">
            <text:p>1</text:p>
          </table:table-cell>
          <table:table-cell table:style-name="ce1" office:value-type="string" calcext:value-type="string">
            <text:p>non-manured meadow near the former sand pit, trap No. 20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108:.P108])" office:value-type="float" office:value="1" calcext:value-type="float">
            <text:p>1</text:p>
          </table:table-cell>
          <table:table-cell table:style-name="ce1" office:value-type="string" calcext:value-type="string">
            <text:p>counry lane near field, trap No. 14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846" calcext:value-type="float">
            <text:p>2284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ušice, Čepičná Natural Reserve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6747" calcext:value-type="float">
            <text:p>67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109:.P10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. Sommer</text:p>
          </table:table-cell>
          <table:table-cell office:value-type="string" calcext:value-type="string">
            <text:p>D. Sommer (Sušice)</text:p>
          </table:table-cell>
          <table:table-cell table:style-name="ce1" office:value-type="string" calcext:value-type="string">
            <text:p>D. Somme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49.27°N</text:p>
          </table:table-cell>
          <table:table-cell table:style-name="ce1" office:value-type="string" calcext:value-type="string">
            <text:p>13.58°E</text:p>
          </table:table-cell>
          <table:table-cell table:number-columns-repeated="993"/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110:.P110])" office:value-type="float" office:value="2" calcext:value-type="float">
            <text:p>2</text:p>
          </table:table-cell>
          <table:table-cell table:style-name="ce1" office:value-type="string" calcext:value-type="string">
            <text:p>extensivelly manured meadow near the former sand pit, trap No. 3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7" calcext:value-type="float">
            <text:p>2225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111:.P111])" office:value-type="float" office:value="2" calcext:value-type="float">
            <text:p>2</text:p>
          </table:table-cell>
          <table:table-cell table:style-name="ce1" office:value-type="string" calcext:value-type="string">
            <text:p>non-manured meadow near the former sand pit, trap No. 19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abovřesky nad Ohří, N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550" calcext:value-type="float">
            <text:p>555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6" calcext:value-type="float">
            <text:p>200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formula="of:=SUM([.O112:.P112])" office:value-type="float" office:value="4" calcext:value-type="float">
            <text:p>4</text:p>
          </table:table-cell>
          <table:table-cell table:style-name="ce1" office:value-type="string" calcext:value-type="string">
            <text:p>non-manured meadow near the former sand pit, trap No. 19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baited pitfall traps (fish meat)</text:p>
          </table:table-cell>
          <table:table-cell office:value-type="string" calcext:value-type="string">
            <text:p>I. Rýzlerová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/>
          <table:table-cell table:style-name="ce1" office:value-type="string" calcext:value-type="string">
            <text:p>50°25.3’N 014°05.5’E</text:p>
          </table:table-cell>
          <table:table-cell table:number-columns-repeated="994"/>
        </table:table-row>
        <table:table-row table:style-name="ro1">
          <table:table-cell office:value-type="float" office:value="14332" calcext:value-type="float">
            <text:p>14332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izerské hory mts, Albrechtice v Jizerských horách, Křížek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5257" calcext:value-type="float">
            <text:p>52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113:.P113])"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unbaited pitfall traps</text:p>
          </table:table-cell>
          <table:table-cell office:value-type="string" calcext:value-type="string">
            <text:p>P. Vonička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0605" calcext:value-type="float">
            <text:p>206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radec nad Moravicí to Březov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6173" calcext:value-type="float">
            <text:p>617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14:.P114])" office:value-type="float" office:value="1" calcext:value-type="float">
            <text:p>1</text:p>
          </table:table-cell>
          <table:table-cell table:style-name="ce1" office:value-type="string" calcext:value-type="string">
            <text:p>forest</text:p>
          </table:table-cell>
          <table:table-cell table:number-columns-repeated="2"/>
          <table:table-cell table:style-name="ce1" office:value-type="string" calcext:value-type="string">
            <text:p>pheromone scolytid trap</text:p>
          </table:table-cell>
          <table:table-cell office:value-type="string" calcext:value-type="string">
            <text:p>L. Honč</text:p>
          </table:table-cell>
          <table:table-cell office:value-type="string" calcext:value-type="string">
            <text:p>Z. Malinka (Opava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lasy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6046" calcext:value-type="float">
            <text:p>60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15:.P115])" office:value-type="float" office:value="1" calcext:value-type="float">
            <text:p>1</text:p>
          </table:table-cell>
          <table:table-cell table:style-name="ce1" office:value-type="string" calcext:value-type="string">
            <text:p>okolí domu 563</text:p>
          </table:table-cell>
          <table:table-cell table:number-columns-repeated="3"/>
          <table:table-cell office:value-type="string" calcext:value-type="string">
            <text:p>M. Ouda</text:p>
          </table:table-cell>
          <table:table-cell office:value-type="string" calcext:value-type="string">
            <text:p>M. Ouda (Plasy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formula="of:=SUM([.O116:.P116])" office:value-type="float" office:value="4" calcext:value-type="float">
            <text:p>4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mouse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O117:.P117])" office:value-type="float" office:value="6" calcext:value-type="float">
            <text:p>6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mouse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O118:.P118])" office:value-type="float" office:value="7" calcext:value-type="float">
            <text:p>7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1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O119:.P119])" office:value-type="float" office:value="7" calcext:value-type="float">
            <text:p>7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5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SUM([.O120:.P120])" office:value-type="float" office:value="39" calcext:value-type="float">
            <text:p>39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1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SUM([.O121:.P121])" office:value-type="float" office:value="48" calcext:value-type="float">
            <text:p>48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mouse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SUM([.O122:.P122])" office:value-type="float" office:value="57" calcext:value-type="float">
            <text:p>57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1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O123:.P123])" office:value-type="float" office:value="100" calcext:value-type="float">
            <text:p>100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5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tráž nad Ohří-Osvinov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644" calcext:value-type="float">
            <text:p>56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formula="of:=SUM([.O124:.P124])" office:value-type="float" office:value="286" calcext:value-type="float">
            <text:p>286</text:p>
          </table:table-cell>
          <table:table-cell table:style-name="ce1" office:value-type="string" calcext:value-type="string">
            <text:p>meadow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baited trap - dead rat (500 g)</text:p>
          </table:table-cell>
          <table:table-cell office:value-type="string" calcext:value-type="string">
            <text:p>Kadlec, Máslo, Mikátová</text:p>
          </table:table-cell>
          <table:table-cell table:style-name="ce7"/>
          <table:table-cell table:style-name="ce1" office:value-type="string" calcext:value-type="string">
            <text:p>P. Másl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style-name="ce1" office:value-type="string" calcext:value-type="string">
            <text:p>50.3547°N</text:p>
          </table:table-cell>
          <table:table-cell table:style-name="ce1" office:value-type="string" calcext:value-type="string">
            <text:p>13.0311°E</text:p>
          </table:table-cell>
          <table:table-cell table:number-columns-repeated="993"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ac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05" calcext:value-type="float">
            <text:p>1905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ávišť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tol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27:.P12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uchl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14" calcext:value-type="float">
            <text:p>19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28:.P12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lzeň env., Darov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16" calcext:value-type="float">
            <text:p>19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29:.P12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A. 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mažlice env., Dobrá Vod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17" calcext:value-type="float">
            <text:p>19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30:.P13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mažlice env., Dobrá Vod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17" calcext:value-type="float">
            <text:p>19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31:.P13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mažl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17" calcext:value-type="float">
            <text:p>19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32:.P13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umava Mts.-Lipk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27" calcext:value-type="float">
            <text:p>19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O133:.P133])" office:value-type="float" office:value="6" calcext:value-type="float">
            <text:p>6</text:p>
          </table:table-cell>
          <table:table-cell table:style-name="ce5" office:value-type="string" calcext:value-type="string">
            <text:p>cadaver</text:p>
          </table:table-cell>
          <table:table-cell table:style-name="ce5" table:number-columns-repeated="3"/>
          <table:table-cell table:style-name="ce5" office:value-type="string" calcext:value-type="string">
            <text:p>J. Havlíček</text:p>
          </table:table-cell>
          <table:table-cell table:style-name="ce5" office:value-type="string" calcext:value-type="string">
            <text:p>coll. J. Havlíček in Jihočeské muzeum v Českých Budějovicí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ac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28" calcext:value-type="float">
            <text:p>1928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adec Králové-Zděná boud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number-columns-repeated="3"/>
          <table:table-cell office:value-type="string" calcext:value-type="string">
            <text:p>2 spec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adec Králové-Zděná boud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una</text:p>
          </table:table-cell>
          <table:table-cell table:style-name="ce5" table:number-columns-repeated="3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-Čern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37:.P13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áměšť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2" calcext:value-type="float">
            <text:p>19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38:.P13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Obrtel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Říč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4" calcext:value-type="float">
            <text:p>19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39:.P139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27" calcext:value-type="float">
            <text:p>1122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Říč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4" calcext:value-type="float">
            <text:p>194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40:.P14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Říč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4" calcext:value-type="float">
            <text:p>194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41:.P14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 7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42:.P142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Radeš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43:.P143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ünn [Brno] env., Schöllschitz [Želešice]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44:.P14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H.R. Henning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45:.P14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7" calcext:value-type="float">
            <text:p>194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46:.P14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47" calcext:value-type="float">
            <text:p>194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47:.P14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JR det. 1993</text:p>
          </table:table-cell>
          <table:table-cell table:number-columns-repeated="995"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47" calcext:value-type="float">
            <text:p>1947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48:.P14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lave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table:number-columns-repeated="3"/>
          <table:table-cell office:value-type="string" calcext:value-type="string">
            <text:p>3 spec.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selí nad Lužn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50:.P15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-Čern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865" calcext:value-type="float">
            <text:p>68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949" calcext:value-type="float">
            <text:p>194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51:.P15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-Čern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865" calcext:value-type="float">
            <text:p>68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49" calcext:value-type="float">
            <text:p>194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52:.P15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no-Čern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865" calcext:value-type="float">
            <text:p>686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949" calcext:value-type="float">
            <text:p>1949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153:.P153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54:.P15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5" calcext:value-type="float">
            <text:p>706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50" calcext:value-type="float">
            <text:p>195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55:.P15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5" calcext:value-type="float">
            <text:p>70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52" calcext:value-type="float">
            <text:p>195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56:.P15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coll. F. Netopil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ový Hradec Králové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3" calcext:value-type="float">
            <text:p>19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57:.P15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L. Krejčiřík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ový Hradec Králové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3" calcext:value-type="float">
            <text:p>19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58:.P15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L. Krejčiřík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es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53" calcext:value-type="float">
            <text:p>195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159:.P15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. Netopil</text:p>
          </table:table-cell>
          <table:table-cell office:value-type="string" calcext:value-type="string">
            <text:p>coll. F. Netopil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luk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60:.P16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Janské Lázně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8" calcext:value-type="float">
            <text:p>8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61:.P16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Laštovka</text:p>
          </table:table-cell>
          <table:table-cell table:style-name="ce5" office:value-type="string" calcext:value-type="string">
            <text:p>Ostravské muzeum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Žacléř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62:.P16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Winte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odňa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O163:.P163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A. Keil</text:p>
          </table:table-cell>
          <table:table-cell office:value-type="string" calcext:value-type="string">
            <text:p>coll. A. Keil in Jihočeské muzeum v Českých Budějovicí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atiňany env., Luka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6" calcext:value-type="float">
            <text:p>195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64:.P16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Musil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selí nad Lužn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65:.P165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Brno-Jiráskov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958" calcext:value-type="float">
            <text:p>19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66:.P166])" office:value-type="float" office:value="1" calcext:value-type="float">
            <text:p>1</text:p>
          </table:table-cell>
          <table:table-cell table:style-name="ce5" office:value-type="string" calcext:value-type="string">
            <text:p>indoors</text:p>
          </table:table-cell>
          <table:table-cell table:style-name="ce5" table:number-columns-repeated="3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ehvizd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854" calcext:value-type="float">
            <text:p>585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67:.P16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anda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Mlad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68:.P16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l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755" calcext:value-type="float">
            <text:p>57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69:.P16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ítov nad Dyjí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70:.P17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edn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71:.P171])" office:value-type="float" office:value="1" calcext:value-type="float">
            <text:p>1</text:p>
          </table:table-cell>
          <table:table-cell table:style-name="ce5" office:value-type="string" calcext:value-type="string">
            <text:p>pond</text:p>
          </table:table-cell>
          <table:table-cell table:style-name="ce5" table:number-columns-repeated="3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raha-Troj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852" calcext:value-type="float">
            <text:p>58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172:.P172])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Z. Likovský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rušné hory Mts.-Tel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O173:.P173])" office:value-type="float" office:value="9" calcext:value-type="float">
            <text:p>9</text:p>
          </table:table-cell>
          <table:table-cell table:style-name="ce5" table:number-columns-repeated="4"/>
          <table:table-cell table:style-name="ce5" office:value-type="string" calcext:value-type="string">
            <text:p>J. Novotný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skydy Mts.-Lučin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62" calcext:value-type="float">
            <text:p>19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74:.P17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Nohe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ahrádk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65" calcext:value-type="float">
            <text:p>19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75:.P17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Ostrav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76:.P17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T. Sit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skydy Mts.-Prž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77:.P177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T. Sit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Žimr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6173" calcext:value-type="float">
            <text:p>6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965" calcext:value-type="float">
            <text:p>1965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formula="of:=SUM([.O178:.P178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F. Kobylák</text:p>
          </table:table-cell>
          <table:table-cell table:style-name="ce3" office:value-type="string" calcext:value-type="string">
            <text:p>Jihomoravské muzeum ve Znojmě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Zlín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65" calcext:value-type="float">
            <text:p>196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O179:.P179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skydy Mts.-Prž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180:.P180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T. Sit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 env.,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81:.P18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selí nad Lužn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182:.P182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oumov env., Martínk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68" calcext:value-type="float">
            <text:p>196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83:.P18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selí nad Lužnic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68" calcext:value-type="float">
            <text:p>19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184:.P184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is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68" calcext:value-type="float">
            <text:p>196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185:.P185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. Vysoký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Žlouk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949" calcext:value-type="float">
            <text:p>594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86:.P18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P. Moravec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adec Králové-Malš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87:.P187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Prouz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neš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70" calcext:value-type="float">
            <text:p>19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88:.P188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lní Bezděk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89:.P18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ařík</text:p>
          </table:table-cell>
          <table:table-cell table:style-name="ce5" office:value-type="string" calcext:value-type="string">
            <text:p>Z. Kačen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Rous det. 1978</text:p>
          </table:table-cell>
          <table:table-cell table:number-columns-repeated="995"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toměř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90:.P19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P. Moravec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ská Lípa env., Hamr na Jezeře env., Děvínská louk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91:.P19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6" calcext:value-type="float">
            <text:p>6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192:.P192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toměřice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193:.P193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P. Moravec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neš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194:.P194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Čech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ihlava River Valley-Biskoupk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1" calcext:value-type="float">
            <text:p>1971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195:.P195])" office:value-type="float" office:value="4" calcext:value-type="float">
            <text:p>4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L. Pospíšilová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8/71</text:p>
          </table:table-cell>
          <table:table-cell table:number-columns-repeated="995"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ská Lípa env., Hamr na Jezeře env., Hamerská louk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O196:.P196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ská Lípa env., Hamr na Jezeř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72" calcext:value-type="float">
            <text:p>19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197:.P19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abí Lowland, Týnec nad Labem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58" calcext:value-type="float">
            <text:p>595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2" calcext:value-type="float">
            <text:p>197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198:.P198])" office:value-type="float" office:value="1" calcext:value-type="float">
            <text:p>1</text:p>
          </table:table-cell>
          <table:table-cell table:style-name="ce1" office:value-type="string" calcext:value-type="string">
            <text:p>forest, carrion</text:p>
          </table:table-cell>
          <table:table-cell table:number-columns-repeated="3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593" calcext:value-type="float">
            <text:p>24593</text:p>
          </table:table-cell>
          <table:table-cell office:value-type="string" calcext:value-type="string">
            <text:p>Silphidae</text:p>
          </table:table-cell>
          <table:table-cell table:style-name="ce4" office:value-type="string" calcext:value-type="string">
            <text:p>Thanatophilus</text:p>
          </table:table-cell>
          <table:table-cell table:style-name="ce4" office:value-type="string" calcext:value-type="string">
            <text:p>sinuatus</text:p>
          </table:table-cell>
          <table:table-cell table:style-name="ce5" office:value-type="string" calcext:value-type="string">
            <text:p>Český Brod env., Chrášťany</text:p>
          </table:table-cell>
          <table:table-cell table:style-name="ce3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style-name="ce3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72" calcext:value-type="float">
            <text:p>1972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SUM([.O199:.P199])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T. Růžička</text:p>
          </table:table-cell>
          <table:table-cell table:style-name="ce5" office:value-type="string" calcext:value-type="string">
            <text:p>T. Růžička Praha)</text:p>
          </table:table-cell>
          <table:table-cell table:style-name="ce4" office:value-type="string" calcext:value-type="string">
            <text:p>T. Růžička</text:p>
          </table:table-cell>
          <table:table-cell table:style-name="ce4"/>
          <table:table-cell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PC</text:p>
          </table:table-cell>
          <table:table-cell table:style-name="ce18"/>
          <table:table-cell table:number-columns-repeated="995"/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string" calcext:value-type="string">
            <text:p>Silphidae</text:p>
          </table:table-cell>
          <table:table-cell table:style-name="ce4" office:value-type="string" calcext:value-type="string">
            <text:p>Thanatophilus</text:p>
          </table:table-cell>
          <table:table-cell table:style-name="ce4" office:value-type="string" calcext:value-type="string">
            <text:p>sinuatus</text:p>
          </table:table-cell>
          <table:table-cell table:style-name="ce4" office:value-type="string" calcext:value-type="string">
            <text:p>Brandýs nad Orlicí</text:p>
          </table:table-cell>
          <table:table-cell table:style-name="ce3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style-name="ce1" office:value-type="float" office:value="5963" calcext:value-type="float">
            <text:p>59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972" calcext:value-type="float">
            <text:p>1972</text:p>
          </table:table-cell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formula="of:=SUM([.O200:.P200])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T. Růžička</text:p>
          </table:table-cell>
          <table:table-cell table:style-name="ce5" office:value-type="string" calcext:value-type="string">
            <text:p>T. Růžička Praha)</text:p>
          </table:table-cell>
          <table:table-cell table:style-name="ce4" office:value-type="string" calcext:value-type="string">
            <text:p>T. Růžička</text:p>
          </table:table-cell>
          <table:table-cell table:style-name="ce4"/>
          <table:table-cell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style-name="ce16" office:value-type="string" calcext:value-type="string">
            <text:p>PC</text:p>
          </table:table-cell>
          <table:table-cell table:style-name="ce18"/>
          <table:table-cell table:number-columns-repeated="995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ská Lípa env., Hamr na Jezeř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73" calcext:value-type="float">
            <text:p>197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01:.P20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alý Tisý Pond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02:.P20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řestán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SUM([.O203:.P203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Maš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04:.P20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Křivoklát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05:.P20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Werner</text:p>
          </table:table-cell>
          <table:table-cell office:value-type="string" calcext:value-type="string">
            <text:p>Z. Jindr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4" calcext:value-type="float">
            <text:p>15724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Hrušovany nad Jevišovkou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164" calcext:value-type="float">
            <text:p>71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float" office:value="1973" calcext:value-type="float">
            <text:p>197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SUM([.O206:.P206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F. Kobylák</text:p>
          </table:table-cell>
          <table:table-cell table:style-name="ce3" office:value-type="string" calcext:value-type="string">
            <text:p>Jihomoravské muzeum ve Znojmě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207:.P207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47" calcext:value-type="float">
            <text:p>2414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abí Lowland, Kladruby nad Labem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58" calcext:value-type="float">
            <text:p>595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208:.P208])" office:value-type="float" office:value="2" calcext:value-type="float">
            <text:p>2</text:p>
          </table:table-cell>
          <table:table-cell table:style-name="ce1" office:value-type="string" calcext:value-type="string">
            <text:p>carrion of Erinaceus</text:p>
          </table:table-cell>
          <table:table-cell table:number-columns-repeated="3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rbská Kame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table:style-name="ce3"/>
          <table:table-cell table:formula="of:=SUM([.O209:.P209])"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A. Hame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210:.P210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O211:.P211])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K. Majer</text:p>
          </table:table-cell>
          <table:table-cell table:style-name="ce5" office:value-type="string" calcext:value-type="string">
            <text:p>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O212:.P212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Olomouc-Svatý Kopeče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3" calcext:value-type="float">
            <text:p>1973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O213:.P213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K. Majer</text:p>
          </table:table-cell>
          <table:table-cell office:value-type="string" calcext:value-type="string">
            <text:p>coll. K. Maj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Unhošť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14:.P21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Werner</text:p>
          </table:table-cell>
          <table:table-cell office:value-type="string" calcext:value-type="string">
            <text:p>Z. Jindr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abí Lowland, Týnec nad Labem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58" calcext:value-type="float">
            <text:p>595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15:.P21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ovské vrchy Hills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165" calcext:value-type="float">
            <text:p>7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16:.P21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48" calcext:value-type="float">
            <text:p>2414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abí Lowland, Žehuň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857" calcext:value-type="float">
            <text:p>585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17:.P21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ovské vrchy Hills, Děvín Hill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165" calcext:value-type="float">
            <text:p>7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18:.P21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abí Lowland, Chlumec nad Cidlinou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858" calcext:value-type="float">
            <text:p>585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19:.P21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Uherský Brod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71" calcext:value-type="float">
            <text:p>697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20:.P220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ovské vrchy Hills, Děvín Hill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165" calcext:value-type="float">
            <text:p>716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21:.P221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22:.P22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Vysoký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umava Mts.-Mrtvý lu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23:.P22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Deneš</text:p>
          </table:table-cell>
          <table:table-cell table:style-name="ce5" office:value-type="string" calcext:value-type="string">
            <text:p>J. Sníž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dispar = Deneš det.</text:p>
          </table:table-cell>
          <table:table-cell table:number-columns-repeated="995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edlec env., "Vlčí lesík"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5" calcext:value-type="float">
            <text:p>197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24:.P224])" office:value-type="float" office:value="1" calcext:value-type="float">
            <text:p>1</text:p>
          </table:table-cell>
          <table:table-cell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office:value-type="string" calcext:value-type="string">
            <text:p>L. Pospíšilová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9/75</text:p>
          </table:table-cell>
          <table:table-cell table:number-columns-repeated="995"/>
        </table:table-row>
        <table:table-row table:style-name="ro1">
          <table:table-cell office:value-type="float" office:value="12281" calcext:value-type="float">
            <text:p>1228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lzeň env., Led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5" calcext:value-type="float">
            <text:p>197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25:.P22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nedikt</text:p>
          </table:table-cell>
          <table:table-cell office:value-type="string" calcext:value-type="string">
            <text:p>V. Benedik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olice v Čechác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5" calcext:value-type="float">
            <text:p>197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26:.P226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A. Hamet</text:p>
          </table:table-cell>
          <table:table-cell table:style-name="ce1" office:value-type="string" calcext:value-type="string">
            <text:p>M. Trýzna 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3" calcext:value-type="float">
            <text:p>15723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Hrušovany nad Jevišovkou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164" calcext:value-type="float">
            <text:p>71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976" calcext:value-type="float">
            <text:p>197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SUM([.O227:.P227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F. Kobylák</text:p>
          </table:table-cell>
          <table:table-cell table:style-name="ce3" office:value-type="string" calcext:value-type="string">
            <text:p>Jihomoravské muzeum ve Znojmě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ladá Boleslav env., Bradlec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28:.P22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ladá Bolesla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77" calcext:value-type="float">
            <text:p>19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29:.P229])" office:value-type="float" office:value="1" calcext:value-type="float">
            <text:p>1</text:p>
          </table:table-cell>
          <table:table-cell table:style-name="ce5" office:value-type="string" calcext:value-type="string">
            <text:p>alluvium of Jizera</text:p>
          </table:table-cell>
          <table:table-cell table:style-name="ce5" table:number-columns-repeated="3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Mutěn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7" calcext:value-type="float">
            <text:p>197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30:.P23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nedikt</text:p>
          </table:table-cell>
          <table:table-cell office:value-type="string" calcext:value-type="string">
            <text:p>V. Benedik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5" calcext:value-type="float">
            <text:p>1117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Dolní Cetno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54" calcext:value-type="float">
            <text:p>555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79" calcext:value-type="float">
            <text:p>197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31:.P23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stružník</text:p>
          </table:table-cell>
          <table:table-cell office:value-type="string" calcext:value-type="string">
            <text:p>V. Tý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6" calcext:value-type="float">
            <text:p>111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raha-Troj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852" calcext:value-type="float">
            <text:p>58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79" calcext:value-type="float">
            <text:p>197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32:.P23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stružník</text:p>
          </table:table-cell>
          <table:table-cell office:value-type="string" calcext:value-type="string">
            <text:p>V. Tý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085" calcext:value-type="float">
            <text:p>240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rubý Jeseník Mts., Sobotín env.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68" calcext:value-type="float">
            <text:p>596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9" calcext:value-type="float">
            <text:p>197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33:.P233])" office:value-type="float" office:value="2" calcext:value-type="float">
            <text:p>2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Teplice env., Dub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80" calcext:value-type="float">
            <text:p>1980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34:.P23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P. Štoura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Uherský Brod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71" calcext:value-type="float">
            <text:p>69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81" calcext:value-type="float">
            <text:p>198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35:.P23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oupov-Březin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36:.P23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Kuboň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Starkoč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2" calcext:value-type="float">
            <text:p>198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37:.P23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J. Moravec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řeclav env., Strachotín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2" calcext:value-type="float">
            <text:p>198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238:.P238])"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P. Zahradní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ázav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39:.P23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Janata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ladá Boleslav env., Horní Strakor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40:.P24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Zúber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ice nad Metuj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41:.P24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. Vancl</text:p>
          </table:table-cell>
          <table:table-cell office:value-type="string" calcext:value-type="string">
            <text:p><text:s/>Z. Vanc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2" calcext:value-type="float">
            <text:p>135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ladá Boleslav env., Horní Strakor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42:.P24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Zúber</text:p>
          </table:table-cell>
          <table:table-cell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ázav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43:.P243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Janata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ázav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83" calcext:value-type="float">
            <text:p>1983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244:.P244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Janata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ázav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4" calcext:value-type="float">
            <text:p>198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45:.P24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Janata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23359" calcext:value-type="float">
            <text:p>2335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lašim env., Nové Mlýny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4" calcext:value-type="float">
            <text:p>198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46:.P24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Růžička</text:p>
          </table:table-cell>
          <table:table-cell office:value-type="string" calcext:value-type="string">
            <text:p>Z. Švec (Praha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rysk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4" calcext:value-type="float">
            <text:p>1984</text:p>
          </table:table-cell>
          <table:table-cell table:style-name="ce3"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O247:.P247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. Lebduška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lice nad Metuj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4" calcext:value-type="float">
            <text:p>1984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O248:.P24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Z. Vancl</text:p>
          </table:table-cell>
          <table:table-cell office:value-type="string" calcext:value-type="string">
            <text:p><text:s/>Z. Vanc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kulov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49:.P249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Prouz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5" calcext:value-type="float">
            <text:p>198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50:.P25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Červenka</text:p>
          </table:table-cell>
          <table:table-cell office:value-type="string" calcext:value-type="string">
            <text:p>J. Schneide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Seč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5" calcext:value-type="float">
            <text:p>198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51:.P25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J. Moravec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lešovice-Kleť Mt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52:.P252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V. Mikud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ladá Bolesla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6" calcext:value-type="float">
            <text:p>1986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53:.P253])" office:value-type="float" office:value="1" calcext:value-type="float">
            <text:p>1</text:p>
          </table:table-cell>
          <table:table-cell table:style-name="ce1" office:value-type="string" calcext:value-type="string">
            <text:p>field, cadaver Felis</text:p>
          </table:table-cell>
          <table:table-cell table:number-columns-repeated="3"/>
          <table:table-cell table:number-columns-repeated="2" office:value-type="string" calcext:value-type="string">
            <text:p>O. Nedvěd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raha-Troj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6" calcext:value-type="float">
            <text:p>1986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54:.P25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Z. Jindra</text:p>
          </table:table-cell>
          <table:table-cell table:style-name="ce1" office:value-type="string" calcext:value-type="string">
            <text:p>M. Trýzna 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5" calcext:value-type="float">
            <text:p>2005</text:p>
          </table:table-cell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áse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55" calcext:value-type="float">
            <text:p>69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6" calcext:value-type="float">
            <text:p>1986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255:.P255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D. Bouk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ovské vrchy Hills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987" calcext:value-type="float">
            <text:p>198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56:.P25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Červenka</text:p>
          </table:table-cell>
          <table:table-cell office:value-type="string" calcext:value-type="string">
            <text:p>J. Schneide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office:value-type="string" calcext:value-type="string">
            <text:p>month hard to read - 5?</text:p>
          </table:table-cell>
          <table:table-cell table:number-columns-repeated="995"/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lák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7" calcext:value-type="float">
            <text:p>198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57:.P25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Červenka</text:p>
          </table:table-cell>
          <table:table-cell office:value-type="string" calcext:value-type="string">
            <text:p>J. Schneide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Opav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7" calcext:value-type="float">
            <text:p>198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58:.P25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 Malinka</text:p>
          </table:table-cell>
          <table:table-cell office:value-type="string" calcext:value-type="string">
            <text:p>Z. Malin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ásen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955" calcext:value-type="float">
            <text:p>69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59:.P259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D. Bouk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Bzenec-přívoz Ferr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9" calcext:value-type="float">
            <text:p>706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60:.P260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88" calcext:value-type="float">
            <text:p>134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zenec-přívoz Ferr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9" calcext:value-type="float">
            <text:p>706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61:.P26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2" calcext:value-type="float">
            <text:p>1349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alá Vrbk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70" calcext:value-type="float">
            <text:p>71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62:.P26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Bezděčka</text:p>
          </table:table-cell>
          <table:table-cell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1" calcext:value-type="float">
            <text:p>134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avorník nad Veličkou [Javorník]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71" calcext:value-type="float">
            <text:p>71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63:.P263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. Bezděčka</text:p>
          </table:table-cell>
          <table:table-cell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labská nížina Lowland-Vysoká nad Labe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264:.P264])" office:value-type="float" office:value="3" calcext:value-type="float">
            <text:p>3</text:p>
          </table:table-cell>
          <table:table-cell table:style-name="ce5" office:value-type="string" calcext:value-type="string">
            <text:p>cadaver Talpa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. Mikát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j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65:.P26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ílý &amp; Studničková</text:p>
          </table:table-cell>
          <table:table-cell office:value-type="string" calcext:value-type="string">
            <text:p>Národní muzeum, Prah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řeclav env., Pohansk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66:.P26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ílý &amp; Jelínek</text:p>
          </table:table-cell>
          <table:table-cell office:value-type="string" calcext:value-type="string">
            <text:p>Národní muzeum, Prah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raha-Tiché údol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67:.P26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skydy Mts.-Metylovická hůrka Hill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375" calcext:value-type="float">
            <text:p>637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68:.P268])" office:value-type="float" office:value="1" calcext:value-type="float">
            <text:p>1</text:p>
          </table:table-cell>
          <table:table-cell table:style-name="ce5"/>
          <table:table-cell table:style-name="ce5" office:value-type="float" office:value="400" calcext:value-type="float">
            <text:p>400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T. Sit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3489" calcext:value-type="float">
            <text:p>134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lavkovský les Protected Landscape Area-Krásno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842" calcext:value-type="float">
            <text:p>584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90" calcext:value-type="float">
            <text:p>199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69:.P269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27" calcext:value-type="float">
            <text:p>15727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3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990" calcext:value-type="float">
            <text:p>1990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formula="of:=SUM([.O270:.P270])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. Hájek</text:p>
          </table:table-cell>
          <table:table-cell table:style-name="ce3" office:value-type="string" calcext:value-type="string">
            <text:p>coll. J. Hájek in Národní muzeum, Praha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oť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71:.P271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Krátký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líževedl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72:.P272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Jaroš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ysoká nad Labe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860" calcext:value-type="float">
            <text:p>58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1" calcext:value-type="float">
            <text:p>199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73:.P273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M. Miká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3333" calcext:value-type="float">
            <text:p>2333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dyjí Nat. Park, Popice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162" calcext:value-type="float">
            <text:p>716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1" calcext:value-type="float">
            <text:p>199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74:.P27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rnířo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91" calcext:value-type="float">
            <text:p>199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O275:.P275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J. Krátký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lín env., Velký Osek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76:.P27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V. Vrabec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uže env., Štěnec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77:.P277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S. Laibner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raha-Troj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992" calcext:value-type="float">
            <text:p>199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78:.P278])" office:value-type="float" office:value="1" calcext:value-type="float">
            <text:p>1</text:p>
          </table:table-cell>
          <table:table-cell table:style-name="ce1" office:value-type="string" calcext:value-type="string">
            <text:p>steppe hillside, under Calluna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P. Štoura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ské Budějovice env., Šalman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79:.P279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Sníž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nojmo env., Pop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80:.P28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Sníž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39" calcext:value-type="float">
            <text:p>1123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umava Mts.-Lbín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3" calcext:value-type="float">
            <text:p>199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81:.P28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amet</text:p>
          </table:table-cell>
          <table:table-cell table:style-name="ce1" office:value-type="string" calcext:value-type="string">
            <text:p>M. Trýzna 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skydy Mts.-Metylovická hůrka Hill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375" calcext:value-type="float">
            <text:p>637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282:.P282])" office:value-type="float" office:value="2" calcext:value-type="float">
            <text:p>2</text:p>
          </table:table-cell>
          <table:table-cell table:style-name="ce5"/>
          <table:table-cell table:style-name="ce5" office:value-type="float" office:value="400" calcext:value-type="float">
            <text:p>400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T. Sit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ibavá env.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O283:.P283])" office:value-type="float" office:value="4" calcext:value-type="float">
            <text:p>4</text:p>
          </table:table-cell>
          <table:table-cell table:style-name="ce5" office:value-type="string" calcext:value-type="string">
            <text:p>bovine bon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Z. Malin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labí Region-Mil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84:.P284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Rejs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labí Region-Mil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85:.P285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Rejs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labí Region-Milovic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86:.P28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Rejs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luboká nad Vltavou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287:.P287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Holub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22018" calcext:value-type="float">
            <text:p>220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setín-Jasenice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94" calcext:value-type="float">
            <text:p>199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88:.P28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 Konvička</text:p>
          </table:table-cell>
          <table:table-cell office:value-type="string" calcext:value-type="string">
            <text:p>O. Konvička (Zlín)</text:p>
          </table:table-cell>
          <table:table-cell table:style-name="ce1" office:value-type="string" calcext:value-type="string">
            <text:p>J. Růžička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hoceň env., Darebnice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63" calcext:value-type="float">
            <text:p>596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1994" calcext:value-type="float">
            <text:p>199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89:.P28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hoceň env., Darebnice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63" calcext:value-type="float">
            <text:p>596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94" calcext:value-type="float">
            <text:p>199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90:.P29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uzdřan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291:.P291])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Sníže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Jizerské hory Mts.-Rašeliniště Jizery National Nature Reserv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292:.P292])" office:value-type="float" office:value="3" calcext:value-type="float">
            <text:p>3</text:p>
          </table:table-cell>
          <table:table-cell table:style-name="ce5" office:value-type="string" calcext:value-type="string">
            <text:p>open area</text:p>
          </table:table-cell>
          <table:table-cell table:style-name="ce5" office:value-type="float" office:value="830" calcext:value-type="float">
            <text:p>830</text:p>
          </table:table-cell>
          <table:table-cell table:style-name="ce5"/>
          <table:table-cell table:style-name="ce5" office:value-type="string" calcext:value-type="string">
            <text:p>pitfall trap</text:p>
          </table:table-cell>
          <table:table-cell table:number-columns-repeated="2" table:style-name="ce5" office:value-type="string" calcext:value-type="string">
            <text:p>P. Vonič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elký Osek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57" calcext:value-type="float">
            <text:p>595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4" calcext:value-type="float">
            <text:p>1994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3"/>
          <table:table-cell table:formula="of:=SUM([.O293:.P29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rkonoše Mts.-Obří důl Valle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294:.P294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L. Daně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Znojmo env., Popice env., Sealsfieldův kámen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295:.P29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M. Škorpí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raha env., Ondřej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96:.P296])" office:value-type="float" office:value="1" calcext:value-type="float">
            <text:p>1</text:p>
          </table:table-cell>
          <table:table-cell table:style-name="ce5" office:value-type="string" calcext:value-type="string">
            <text:p>forest path</text:p>
          </table:table-cell>
          <table:table-cell table:number-columns-repeated="3"/>
          <table:table-cell table:number-columns-repeated="2" office:value-type="string" calcext:value-type="string">
            <text:p>P. Štoura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Újezd u Chocně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62" calcext:value-type="float">
            <text:p>596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297:.P297])" office:value-type="float" office:value="1" calcext:value-type="float">
            <text:p>1</text:p>
          </table:table-cell>
          <table:table-cell table:style-name="ce1" office:value-type="string" calcext:value-type="string">
            <text:p>sandpit</text:p>
          </table:table-cell>
          <table:table-cell table:number-columns-repeated="3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raha-ZOO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table:style-name="ce3"/>
          <table:table-cell table:formula="of:=SUM([.O298:.P298])" office:value-type="float" office:value="3" calcext:value-type="float">
            <text:p>3</text:p>
          </table:table-cell>
          <table:table-cell table:style-name="ce1" office:value-type="string" calcext:value-type="string">
            <text:p>excrements of Panthera Tigris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individually</text:p>
          </table:table-cell>
          <table:table-cell office:value-type="string" calcext:value-type="string">
            <text:p>M. Drdová</text:p>
          </table:table-cell>
          <table:table-cell table:style-name="ce7" office:value-type="string" calcext:value-type="string">
            <text:p>M. Drdová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9" office:value-type="string" calcext:value-type="string">
            <text:p>clo. D. Král dipl</text:p>
          </table:table-cell>
          <table:table-cell table:number-columns-repeated="995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ukov-Gáliš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table:style-name="ce3"/>
          <table:table-cell table:formula="of:=SUM([.O299:.P299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M. Škorpí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epomuk env., Kotouň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548" calcext:value-type="float">
            <text:p>654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00:.P300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J. Kohou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Znojmo env., Cínová hor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01:.P30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M. Škorpí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Lipno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string" calcext:value-type="string">
            <text:p>6244–624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02:.P302])" office:value-type="float" office:value="1" calcext:value-type="float">
            <text:p>1</text:p>
          </table:table-cell>
          <table:table-cell table:style-name="ce1" office:value-type="string" calcext:value-type="string">
            <text:p>slopes over Mže River</text:p>
          </table:table-cell>
          <table:table-cell table:number-columns-repeated="3"/>
          <table:table-cell office:value-type="string" calcext:value-type="string">
            <text:p>S. Benedikt</text:p>
          </table:table-cell>
          <table:table-cell office:value-type="string" calcext:value-type="string">
            <text:p>V. Benedik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719" calcext:value-type="float">
            <text:p>15719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České Budějovice env., Homole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3" office:value-type="float" office:value="7052" calcext:value-type="float">
            <text:p>70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996" calcext:value-type="float">
            <text:p>1996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formula="of:=SUM([.O303:.P303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K. Křivan</text:p>
          </table:table-cell>
          <table:table-cell table:style-name="ce3" office:value-type="string" calcext:value-type="string">
            <text:p>V. Křivan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8" office:value-type="float" office:value="319" calcext:value-type="float">
            <text:p>319</text:p>
          </table:table-cell>
          <table:table-cell table:number-columns-repeated="995"/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Roudnice nad Labe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51" calcext:value-type="float">
            <text:p>55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304:.P304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J. Kohou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ý Kruml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51" calcext:value-type="float">
            <text:p>71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O305:.P305]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zenec-přívoz Ferr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9" calcext:value-type="float">
            <text:p>70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7" calcext:value-type="float">
            <text:p>1997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06:.P306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2" office:value-type="float" office:value="13530" calcext:value-type="float">
            <text:p>13530</text:p>
          </table:table-cell>
          <table:table-cell office:value-type="string" calcext:value-type="string">
            <text:p>Silphidae</text:p>
          </table:table-cell>
          <table:table-cell table:style-name="ce2" office:value-type="string" calcext:value-type="string">
            <text:p>Thanatophilus</text:p>
          </table:table-cell>
          <table:table-cell table:style-name="ce2" office:value-type="string" calcext:value-type="string">
            <text:p>sinuatus</text:p>
          </table:table-cell>
          <table:table-cell table:style-name="ce2" office:value-type="string" calcext:value-type="string">
            <text:p>Kleť</text:p>
          </table:table-cell>
          <table:table-cell table:style-name="ce10" office:value-type="string" calcext:value-type="string">
            <text:p>Bohemia</text:p>
          </table:table-cell>
          <table:table-cell table:style-name="ce10" office:value-type="string" calcext:value-type="string">
            <text:p>Czech Republic</text:p>
          </table:table-cell>
          <table:table-cell table:style-name="ce1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1997" calcext:value-type="float">
            <text:p>199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formula="of:=SUM([.O307:.P307])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V. Křivan</text:p>
          </table:table-cell>
          <table:table-cell table:style-name="ce10" office:value-type="string" calcext:value-type="string">
            <text:p>J. Růžička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number-columns-repeated="2"/>
          <table:table-cell table:style-name="ce2" office:value-type="string" calcext:value-type="string">
            <text:p>Sil8</text:p>
          </table:table-cell>
          <table:table-cell table:style-name="ce20" office:value-type="string" calcext:value-type="string">
            <text:p>995</text:p>
          </table:table-cell>
          <table:table-cell table:style-name="ce2" table:number-columns-repeated="2"/>
          <table:table-cell table:number-columns-repeated="993"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yšší Brod env., Kapličk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997" calcext:value-type="float">
            <text:p>1997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308:.P308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M. Sníže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izerské hory Mts.-Janov nad Nisou-lom Hraničná Quarr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256" calcext:value-type="float">
            <text:p>52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09:.P309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/>
          <table:table-cell table:number-columns-repeated="2" office:value-type="string" calcext:value-type="string">
            <text:p>P. Von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Břeclav env., Pohansko env., Dyje River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0:.P310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M. Hors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1:.P31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Znojmo env., Pop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312:.P312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M. Škorpí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ílč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171" calcext:value-type="float">
            <text:p>61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3:.P31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Fikáček</text:p>
          </table:table-cell>
          <table:table-cell office:value-type="string" calcext:value-type="string">
            <text:p>M. Fikáček, Ostrav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Rebešovice env., Velké Družďavy Nature Monument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4:.P31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rsák, Kment &amp; Nerudová</text:p>
          </table:table-cell>
          <table:table-cell office:value-type="string" calcext:value-type="string">
            <text:p>M. Hors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azmburk env., Slatin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50" calcext:value-type="float">
            <text:p>555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5:.P31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M. Jaroš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4837" calcext:value-type="float">
            <text:p>14837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luboká nad Vltavou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6:.P316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F. Houš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4838" calcext:value-type="float">
            <text:p>14838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luboká nad Vltavou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17:.P31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F. Houš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Harrachov 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318:.P318])" office:value-type="float" office:value="2" calcext:value-type="float">
            <text:p>2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table:number-columns-repeated="2" office:value-type="string" calcext:value-type="string">
            <text:p>L. Blažej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rahelž env., Naděje Pond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854" calcext:value-type="float">
            <text:p>68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19:.P319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ísk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268" calcext:value-type="float">
            <text:p>626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20:.P320])" office:value-type="float" office:value="1" calcext:value-type="float">
            <text:p>1</text:p>
          </table:table-cell>
          <table:table-cell table:style-name="ce1" office:value-type="string" calcext:value-type="string">
            <text:p>cadaver</text:p>
          </table:table-cell>
          <table:table-cell table:number-columns-repeated="3"/>
          <table:table-cell table:number-columns-repeated="2" office:value-type="string" calcext:value-type="string">
            <text:p>O. Naklád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ísk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268" calcext:value-type="float">
            <text:p>62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21:.P321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 Naklád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Jihlava env., Borovinka Pond env.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559" calcext:value-type="float">
            <text:p>65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22:.P322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P. Komz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23:.P323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W Šluknov env., Hrazený Hill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24:.P32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-Tyršova ulice Street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4952" calcext:value-type="float">
            <text:p>49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25:.P32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L. Blažej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Brno-Černovice-Ráječek env.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865" calcext:value-type="float">
            <text:p>68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326:.P326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P. Komz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Dolní Podluž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153" calcext:value-type="float">
            <text:p>51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327:.P327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L. Blažej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4839" calcext:value-type="float">
            <text:p>14839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řední Zvonkov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O328:.P328]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F. Houš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3331" calcext:value-type="float">
            <text:p>2333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rmná nad Orlicí env., Nová Ves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62" calcext:value-type="float">
            <text:p>596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329:.P329])" office:value-type="float" office:value="4" calcext:value-type="float">
            <text:p>4</text:p>
          </table:table-cell>
          <table:table-cell table:style-name="ce1" office:value-type="string" calcext:value-type="string">
            <text:p>vřesoviště</text:p>
          </table:table-cell>
          <table:table-cell table:number-columns-repeated="3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7" calcext:value-type="float">
            <text:p>111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j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01" calcext:value-type="float">
            <text:p>200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0:.P330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ďár nad Metují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463" calcext:value-type="float">
            <text:p>54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1" calcext:value-type="float">
            <text:p>200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1:.P33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. Vancl</text:p>
          </table:table-cell>
          <table:table-cell office:value-type="string" calcext:value-type="string">
            <text:p><text:s/>Z. Vanc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74" calcext:value-type="float">
            <text:p>1227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Jaroslav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263" calcext:value-type="float">
            <text:p>72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1" calcext:value-type="float">
            <text:p>200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2:.P332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Z. Vanc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odyjí National Park-Šobes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2001" calcext:value-type="float">
            <text:p>200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33:.P33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 Meixnerová</text:p>
          </table:table-cell>
          <table:table-cell office:value-type="string" calcext:value-type="string">
            <text:p>P. Komz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ělý-Písčitý důl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463" calcext:value-type="float">
            <text:p>546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2002" calcext:value-type="float">
            <text:p>200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4:.P334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flight interception trap</text:p>
          </table:table-cell>
          <table:table-cell table:number-columns-repeated="2" office:value-type="string" calcext:value-type="string">
            <text:p>Z. Vanc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Mašovice-Mašovická střelnice Natural Monument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61" calcext:value-type="float">
            <text:p>71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02" calcext:value-type="float">
            <text:p>200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5:.P33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P. Komzá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České středohoří Mts.-Obřice env., Vršetín Hill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549" calcext:value-type="float">
            <text:p>55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2" calcext:value-type="float">
            <text:p>200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6:.P336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P. Moravec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Hevlín-Trávní dvůr South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264" calcext:value-type="float">
            <text:p>726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37:.P33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j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38:.P338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39:.P339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17" calcext:value-type="float">
            <text:p>135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40:.P340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41:.P341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luknov env., Rožanov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3" calcext:value-type="float">
            <text:p>200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42:.P342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table:number-columns-repeated="2" office:value-type="string" calcext:value-type="string">
            <text:p>Z. Lust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Čížov env., Hradecká stráň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61" calcext:value-type="float">
            <text:p>716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43:.P34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Háva</text:p>
          </table:table-cell>
          <table:table-cell office:value-type="float" office:value="2004" calcext:value-type="float">
            <text:p>2004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4" calcext:value-type="float">
            <text:p>2004</text:p>
          </table:table-cell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9" calcext:value-type="float">
            <text:p>1352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lovenské Beskydy Mts. Velký Stožek Mt.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378" calcext:value-type="float">
            <text:p>637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44:.P34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R. Szopa</text:p>
          </table:table-cell>
          <table:table-cell office:value-type="string" calcext:value-type="string">
            <text:p>J. Růžičk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Uherčice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065" calcext:value-type="float">
            <text:p>70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45:.P34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aroslav Jelínek</text:p>
          </table:table-cell>
          <table:table-cell office:value-type="string" calcext:value-type="string">
            <text:p>Jaroslav Jelínek (Choc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ovice env., Pavlovická stráň Nature Reserve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6142" calcext:value-type="float">
            <text:p>61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46:.P34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. Benedikt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jkovice env., Špidláky Nature Monument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347:.P347])" office:value-type="float" office:value="2" calcext:value-type="float">
            <text:p>2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Litovel-Vísk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6368" calcext:value-type="float">
            <text:p>636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348:.P348])" office:value-type="float" office:value="3" calcext:value-type="float">
            <text:p>3</text:p>
          </table:table-cell>
          <table:table-cell table:style-name="ce1" office:value-type="string" calcext:value-type="string">
            <text:p>cadaver Gallus gallus</text:p>
          </table:table-cell>
          <table:table-cell table:number-columns-repeated="3"/>
          <table:table-cell office:value-type="string" calcext:value-type="string">
            <text:p>O. Nakládal</text:p>
          </table:table-cell>
          <table:table-cell office:value-type="string" calcext:value-type="string">
            <text:p>O. Nakládal 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Pardubice env., Veska env.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5960" calcext:value-type="float">
            <text:p>59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O349:.P349]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R. Udržal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9" calcext:value-type="float">
            <text:p>134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rhovice env., Vraní vrch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163" calcext:value-type="float">
            <text:p>716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2005" calcext:value-type="float">
            <text:p>200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50:.P35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anice-Horecký kopec Hill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1" office:value-type="float" office:value="7261" calcext:value-type="float">
            <text:p>726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5" calcext:value-type="float">
            <text:p>200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51:.P35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236" calcext:value-type="float">
            <text:p>2423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rumvíř env., Louky pod Krumštátem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7067" calcext:value-type="float">
            <text:p>706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5" calcext:value-type="float">
            <text:p>200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52:.P35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. Benedikt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1854" calcext:value-type="float">
            <text:p>2185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é středohoří Mts., Libouchec env.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6" calcext:value-type="float">
            <text:p>2006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53:.P35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Moravec</text:p>
          </table:table-cell>
          <table:table-cell office:value-type="string" calcext:value-type="string">
            <text:p>P. Moravec (Litoměřice)</text:p>
          </table:table-cell>
          <table:table-cell table:style-name="ce1" office:value-type="string" calcext:value-type="string">
            <text:p>J. Růžička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4396" calcext:value-type="float">
            <text:p>14396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vlice, Pavlické louk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" office:value-type="string" calcext:value-type="string">
            <text:p>7061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7" calcext:value-type="float">
            <text:p>2007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54:.P35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4982" calcext:value-type="float">
            <text:p>14982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edlčany-Hrazen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6252" calcext:value-type="float">
            <text:p>625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7" calcext:value-type="float">
            <text:p>200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55:.P35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Trmal</text:p>
          </table:table-cell>
          <table:table-cell office:value-type="string" calcext:value-type="string">
            <text:p>A. Trmal (Sedlčany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4914" calcext:value-type="float">
            <text:p>14914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rbovec, Vrbovecký rybník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table:style-name="ce1" office:value-type="string" calcext:value-type="string">
            <text:p>7262b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56:.P35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0571" calcext:value-type="float">
            <text:p>2057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Žrůtky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7061" calcext:value-type="float">
            <text:p>706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57:.P357])" office:value-type="float" office:value="1" calcext:value-type="float">
            <text:p>1</text:p>
          </table:table-cell>
          <table:table-cell table:style-name="ce1" office:value-type="string" calcext:value-type="string">
            <text:p>quarry</text:p>
          </table:table-cell>
          <table:table-cell table:number-columns-repeated="3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845" calcext:value-type="float">
            <text:p>2284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řeclav-Pohansko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58:.P35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Fornůsek</text:p>
          </table:table-cell>
          <table:table-cell office:value-type="string" calcext:value-type="string">
            <text:p>D. Sommer (Suš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4239" calcext:value-type="float">
            <text:p>2423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Říp Hill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651" calcext:value-type="float">
            <text:p>56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59:.P359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pitfall traps</text:p>
          </table:table-cell>
          <table:table-cell office:value-type="string" calcext:value-type="string">
            <text:p>P. Marhoul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238" calcext:value-type="float">
            <text:p>2423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menec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6147" calcext:value-type="float">
            <text:p>614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2008" calcext:value-type="float">
            <text:p>200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360:.P360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. Benedikt jr.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utná Hora env., 1.7 km SE of Mezholez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6057" calcext:value-type="float">
            <text:p>605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61:.P361])" office:value-type="float" office:value="1" calcext:value-type="float">
            <text:p>1</text:p>
          </table:table-cell>
          <table:table-cell table:style-name="ce1" office:value-type="string" calcext:value-type="string">
            <text:p>carrion of Lepus europaeus, sand pit, groove/meadow ecotone</text:p>
          </table:table-cell>
          <table:table-cell table:number-columns-repeated="3"/>
          <table:table-cell office:value-type="string" calcext:value-type="string">
            <text:p>J. Farkač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49°55.48'N 015°12.67'E</text:p>
          </table:table-cell>
          <table:table-cell table:number-columns-repeated="995"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utná Hora env., 1.7 km SE of Mezholez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1" office:value-type="float" office:value="6057" calcext:value-type="float">
            <text:p>605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 table:formula="of:=SUM([.O362:.P362])" office:value-type="float" office:value="5" calcext:value-type="float">
            <text:p>5</text:p>
          </table:table-cell>
          <table:table-cell table:style-name="ce1" office:value-type="string" calcext:value-type="string">
            <text:p>carrion of Lepus europaeus, sand pit, groove/meadow ecotone</text:p>
          </table:table-cell>
          <table:table-cell table:number-columns-repeated="3"/>
          <table:table-cell office:value-type="string" calcext:value-type="string">
            <text:p>J. Farkač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49°55.48'N 015°12.67'E</text:p>
          </table:table-cell>
          <table:table-cell table:number-columns-repeated="995"/>
        </table:table-row>
        <table:table-row table:style-name="ro1">
          <table:table-cell office:value-type="float" office:value="22019" calcext:value-type="float">
            <text:p>220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ylnice env., Na Stráži hill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8" office:value-type="float" office:value="6974" calcext:value-type="float">
            <text:p>697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63:.P36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 Konvička</text:p>
          </table:table-cell>
          <table:table-cell office:value-type="string" calcext:value-type="string">
            <text:p>O. Konvička (Zlín)</text:p>
          </table:table-cell>
          <table:table-cell table:style-name="ce1" office:value-type="string" calcext:value-type="string">
            <text:p>J. Růžička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ladská env., Mýtský rybník pond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5942" calcext:value-type="float">
            <text:p>594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11" calcext:value-type="float">
            <text:p>201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64:.P364])" office:value-type="float" office:value="1" calcext:value-type="float">
            <text:p>1</text:p>
          </table:table-cell>
          <table:table-cell table:style-name="ce1" office:value-type="string" calcext:value-type="string">
            <text:p>meadows</text:p>
          </table:table-cell>
          <table:table-cell table:style-name="ce1" office:value-type="float" office:value="820" calcext:value-type="float">
            <text:p>820</text:p>
          </table:table-cell>
          <table:table-cell table:number-columns-repeated="2"/>
          <table:table-cell office:value-type="string" calcext:value-type="string">
            <text:p>S. Benedikt</text:p>
          </table:table-cell>
          <table:table-cell table:style-name="ce5"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reduced ribs on elytra</text:p>
          </table:table-cell>
          <table:table-cell table:number-columns-repeated="995"/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nichov env., Pluhův bor Reserve 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5942" calcext:value-type="float">
            <text:p>594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11" calcext:value-type="float">
            <text:p>201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65:.P365])" office:value-type="float" office:value="1" calcext:value-type="float">
            <text:p>1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S. Benedikt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ebřeziny, Kaňon Střely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6046" calcext:value-type="float">
            <text:p>60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1" calcext:value-type="float">
            <text:p>2011</text:p>
          </table:table-cell>
          <table:table-cell table:style-name="ce3" table:number-columns-repeated="3"/>
          <table:table-cell table:style-name="ce1" office:value-type="float" office:value="3" calcext:value-type="float">
            <text:p>3</text:p>
          </table:table-cell>
          <table:table-cell table:style-name="ce3"/>
          <table:table-cell table:formula="of:=SUM([.O366:.P366])" office:value-type="float" office:value="3" calcext:value-type="float">
            <text:p>3</text:p>
          </table:table-cell>
          <table:table-cell table:style-name="ce1" office:value-type="string" calcext:value-type="string">
            <text:p>on Meles</text:p>
          </table:table-cell>
          <table:table-cell table:number-columns-repeated="3"/>
          <table:table-cell office:value-type="string" calcext:value-type="string">
            <text:p>M. Ouda</text:p>
          </table:table-cell>
          <table:table-cell office:value-type="string" calcext:value-type="string">
            <text:p>M. Ouda (Plasy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atov env., Peklo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string" calcext:value-type="string">
            <text:p>7262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367:.P36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4393" calcext:value-type="float">
            <text:p>243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vozd env., Taramka Nature Monument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1" office:value-type="float" office:value="6367" calcext:value-type="float">
            <text:p>63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12" calcext:value-type="float">
            <text:p>201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68:.P36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. Benda</text:p>
          </table:table-cell>
          <table:table-cell office:value-type="string" calcext:value-type="string">
            <text:p>O. Kouklík (Praha)</text:p>
          </table:table-cell>
          <table:table-cell table:style-name="ce1" office:value-type="string" calcext:value-type="string">
            <text:p>P. Jakubec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é Budějovice env., Nová Ves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7053" calcext:value-type="float">
            <text:p>705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13" calcext:value-type="float">
            <text:p>201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69:.P36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Snížek (České Budějov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569" calcext:value-type="float">
            <text:p>2256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ěstvina, Pařížov dam 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6159" calcext:value-type="float">
            <text:p>61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13" calcext:value-type="float">
            <text:p>201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70:.P370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pitfall trap</text:p>
          </table:table-cell>
          <table:table-cell office:value-type="string" calcext:value-type="string">
            <text:p>J. Pražák</text:p>
          </table:table-cell>
          <table:table-cell office:value-type="string" calcext:value-type="string">
            <text:p>J. Pražák (Hradec Králové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 office:value-type="string" calcext:value-type="string">
            <text:p>49°49'49ʺN 15°34'20ʺE</text:p>
          </table:table-cell>
          <table:table-cell table:number-columns-repeated="995"/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ý Krumlov, Slupenec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14" calcext:value-type="float">
            <text:p>201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71:.P37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Snížek (České Budějov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ožice, 1 km W of railway station </text:p>
          </table:table-cell>
          <table:table-cell table:style-name="ce1" office:value-type="string" calcext:value-type="string">
            <text:p>Moravia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7163" calcext:value-type="float">
            <text:p>71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372:.P372])" office:value-type="float" office:value="2" calcext:value-type="float">
            <text:p>2</text:p>
          </table:table-cell>
          <table:table-cell table:style-name="ce1" office:value-type="string" calcext:value-type="string">
            <text:p>sandpit</text:p>
          </table:table-cell>
          <table:table-cell table:number-columns-repeated="2"/>
          <table:table-cell table:style-name="ce1" office:value-type="string" calcext:value-type="string">
            <text:p>baited pitfall traps</text:p>
          </table:table-cell>
          <table:table-cell office:value-type="string" calcext:value-type="string">
            <text:p>A. Reiter</text:p>
          </table:table-cell>
          <table:table-cell office:value-type="string" calcext:value-type="string">
            <text:p>Jihomoravské muzeum ve Znojmě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3694" calcext:value-type="float">
            <text:p>236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České Budějovice, Komařice env.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014" calcext:value-type="float">
            <text:p>2014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373:.P373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Snížek (České Budějov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ové Hrady env., Horní Stropnice-Svébohy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16" calcext:value-type="float">
            <text:p>2016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374:.P374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J. Růžička (Praha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Nové Hrady env., Horní Stropnice-Svébohy</text:p>
          </table:table-cell>
          <table:table-cell table:style-name="ce1" office:value-type="string" calcext:value-type="string">
            <text:p>Bohemia</text:p>
          </table:table-cell>
          <table:table-cell table:style-name="ce1" office:value-type="string" calcext:value-type="string">
            <text:p>Czech Republic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16" calcext:value-type="float">
            <text:p>2016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O375:.P375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. Snížek</text:p>
          </table:table-cell>
          <table:table-cell office:value-type="string" calcext:value-type="string">
            <text:p>M. Snížek (České Budějov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lín env.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76:.P376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coll. Balthasa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rálíky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77:.P37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avlů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dyně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78:.P37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Šlais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uchel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79:.P37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Zeman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řebíč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office:value-type="float" office:value="6761" calcext:value-type="float">
            <text:p>6761</text:p>
          </table:table-cell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0:.P38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A. 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rahanská vrchovina Highland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1:.P381])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J. 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style-name="ce6" office:value-type="string" calcext:value-type="string">
            <text:p>4</text:p>
          </table:table-cell>
          <table:table-cell table:number-columns-repeated="995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rudim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2:.P38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A. 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avkov u Brna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83:.P38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olák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moň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office:value-type="float" office:value="5354" calcext:value-type="float">
            <text:p>5354</text:p>
          </table:table-cell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84:.P38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. Mikvas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oběchleb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5:.P38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Nekolný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artmanitz [Hartmanice]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6:.P386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Nekolný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B[runn env.,] Lodenitz [?Loděnice u Moravského Krumlova]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87:.P38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Nekolný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vářová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88:.P38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Fiala</text:p>
          </table:table-cell>
          <table:table-cell table:style-name="ce5" office:value-type="string" calcext:value-type="string">
            <text:p>coll. J. Fiala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89:.P389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Fiala</text:p>
          </table:table-cell>
          <table:table-cell table:style-name="ce5" office:value-type="string" calcext:value-type="string">
            <text:p>coll. J. Fiala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Rataje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90:.P39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Fiala</text:p>
          </table:table-cell>
          <table:table-cell table:style-name="ce5" office:value-type="string" calcext:value-type="string">
            <text:p>coll. J. Fiala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Žabovřesky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 office:value-type="float" office:value="6765" calcext:value-type="float">
            <text:p>6765</text:p>
          </table:table-cell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391:.P39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oll. E. Jageman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94" calcext:value-type="float">
            <text:p>111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raha 6-Šárk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 table:style-name="ce3"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392:.P39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áborský</text:p>
          </table:table-cell>
          <table:table-cell office:value-type="string" calcext:value-type="string">
            <text:p>O. Hovor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ex coll. Pecina</text:p>
          </table:table-cell>
          <table:table-cell table:number-columns-repeated="995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adec Králové env., Stéblová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393:.P393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Balthasa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no env., Hády Hill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394:.P394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Stejskal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ílovice nad Svitavou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395:.P395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J. Gron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abice</text:p>
          </table:table-cell>
          <table:table-cell office:value-type="string" calcext:value-type="string">
            <text:p>Moravia</text:p>
          </table:table-cell>
          <table:table-cell office:value-type="string" calcext:value-type="string">
            <text:p>Czech Republic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O396:.P396])"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string" calcext:value-type="string">
            <text:p>coll. Balthasa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assanaury</text:p>
          </table:table-cell>
          <table:table-cell/>
          <table:table-cell office:value-type="string" calcext:value-type="string">
            <text:p>Georg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397:.P397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bilisi env., Kumisi</text:p>
          </table:table-cell>
          <table:table-cell table:style-name="Default"/>
          <table:table-cell office:value-type="string" calcext:value-type="string">
            <text:p>Georgia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7" calcext:value-type="float">
            <text:p>198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398:.P398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. Wrase &amp; M. Schülke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akuriani</text:p>
          </table:table-cell>
          <table:table-cell/>
          <table:table-cell office:value-type="string" calcext:value-type="string">
            <text:p>Georgi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399:.P399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Kačen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Rous det. 1978</text:p>
          </table:table-cell>
          <table:table-cell table:number-columns-repeated="995"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halkidiki Peninsula-Stavros</text:p>
          </table:table-cell>
          <table:table-cell/>
          <table:table-cell table:style-name="ce1" office:value-type="string" calcext:value-type="string">
            <text:p>Gree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00:.P40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P. Voničk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4549" calcext:value-type="float">
            <text:p>14549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vala prov., 8 km E Kavala, Chalkero env.</text:p>
          </table:table-cell>
          <table:table-cell table:style-name="ce3"/>
          <table:table-cell table:style-name="ce1" office:value-type="string" calcext:value-type="string">
            <text:p>Greece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7" calcext:value-type="float">
            <text:p>2007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01:.P401])" office:value-type="float" office:value="1" calcext:value-type="float">
            <text:p>1</text:p>
          </table:table-cell>
          <table:table-cell table:style-name="ce1" office:value-type="string" calcext:value-type="string">
            <text:p>pasture</text:p>
          </table:table-cell>
          <table:table-cell table:style-name="ce1" office:value-type="string" calcext:value-type="string">
            <text:p>ca. 70</text:p>
          </table:table-cell>
          <table:table-cell table:number-columns-repeated="2"/>
          <table:table-cell office:value-type="string" calcext:value-type="string">
            <text:p>J. Hájek</text:p>
          </table:table-cell>
          <table:table-cell office:value-type="string" calcext:value-type="string">
            <text:p>Národní Muzeum, Prah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40o58.3N, 24o28.2E</text:p>
          </table:table-cell>
          <table:table-cell table:number-columns-repeated="995"/>
        </table:table-row>
        <table:table-row table:style-name="ro1">
          <table:table-cell office:value-type="float" office:value="18716" calcext:value-type="float">
            <text:p>187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Hortobági puszta</text:p>
          </table:table-cell>
          <table:table-cell table:style-name="ce3"/>
          <table:table-cell table:style-name="ce1" office:value-type="string" calcext:value-type="string">
            <text:p>Greece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7" calcext:value-type="float">
            <text:p>2007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402:.P402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8713" calcext:value-type="float">
            <text:p>187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Igumenitsa env., Karteri</text:p>
          </table:table-cell>
          <table:table-cell table:style-name="ce3"/>
          <table:table-cell table:style-name="ce1" office:value-type="string" calcext:value-type="string">
            <text:p>Greece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03:.P40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3509" calcext:value-type="float">
            <text:p>135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udapest-Wachsmann</text:p>
          </table:table-cell>
          <table:table-cell table:style-name="Default"/>
          <table:table-cell office:value-type="string" calcext:value-type="string">
            <text:p>Hungary</text:p>
          </table:table-cell>
          <table:table-cell table:style-name="ce3"/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11" calcext:value-type="float">
            <text:p>191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04:.P40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Meusel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ebrecen</text:p>
          </table:table-cell>
          <table:table-cell/>
          <table:table-cell office:value-type="string" calcext:value-type="string">
            <text:p>Hungar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05:.P405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6557" calcext:value-type="float">
            <text:p>16557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3" office:value-type="string" calcext:value-type="string">
            <text:p>Balatonföldvár</text:p>
          </table:table-cell>
          <table:table-cell table:style-name="ce3"/>
          <table:table-cell office:value-type="string" calcext:value-type="string">
            <text:p>Hungary</text:p>
          </table:table-cell>
          <table:table-cell table:style-name="ce13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float" office:value="1970" calcext:value-type="float">
            <text:p>197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970" calcext:value-type="float">
            <text:p>197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UM([.O406:.P406]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V. Kalík</text:p>
          </table:table-cell>
          <table:table-cell table:number-columns-repeated="2" table:style-name="ce3" office:value-type="string" calcext:value-type="string">
            <text:p>J. Růžička</text:p>
          </table:table-cell>
          <table:table-cell table:style-name="ce3" office:value-type="float" office:value="1986" calcext:value-type="float">
            <text:p>1986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abas</text:p>
          </table:table-cell>
          <table:table-cell/>
          <table:table-cell office:value-type="string" calcext:value-type="string">
            <text:p>Hungar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407:.P40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Bouma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Dasht-e Naz Airport</text:p>
          </table:table-cell>
          <table:table-cell table:style-name="ce3"/>
          <table:table-cell table:style-name="ce1" office:value-type="string" calcext:value-type="string">
            <text:p>Iran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72" calcext:value-type="float">
            <text:p>197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08:.P40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. Bytinski-Salz</text:p>
          </table:table-cell>
          <table:table-cell office:value-type="string" calcext:value-type="string">
            <text:p>Zoological Museum, Tel Aviv University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5" office:value-type="string" calcext:value-type="string">
            <text:p>Trieste-Boschetto</text:p>
          </table:table-cell>
          <table:table-cell table:style-name="ce1" office:value-type="string" calcext:value-type="string">
            <text:p>Trieste</text:p>
          </table:table-cell>
          <table:table-cell office:value-type="string" calcext:value-type="string">
            <text:p>Italy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13" calcext:value-type="float">
            <text:p>19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13" calcext:value-type="float">
            <text:p>1913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[.O409:.P409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E. Prettner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11/4</text:p>
          </table:table-cell>
          <table:table-cell table:number-columns-repeated="995"/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repeliano</text:p>
          </table:table-cell>
          <table:table-cell table:style-name="ce1" office:value-type="string" calcext:value-type="string">
            <text:p>Bologna</text:p>
          </table:table-cell>
          <table:table-cell table:style-name="ce1" office:value-type="string" calcext:value-type="string">
            <text:p>Italy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24" calcext:value-type="float">
            <text:p>19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O410:.P410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ivoli</text:p>
          </table:table-cell>
          <table:table-cell/>
          <table:table-cell office:value-type="string" calcext:value-type="string">
            <text:p>Ital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11:.P411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R. Nerger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4836" calcext:value-type="float">
            <text:p>14836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arche region, 10 km SE Pessaro, Fano town</text:p>
          </table:table-cell>
          <table:table-cell table:style-name="ce3"/>
          <table:table-cell office:value-type="string" calcext:value-type="string">
            <text:p>Italy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12:.P412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F. Houš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be-Suma env., Ichinotani</text:p>
          </table:table-cell>
          <table:table-cell/>
          <table:table-cell office:value-type="string" calcext:value-type="string">
            <text:p>Japan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413:.P413])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oll. E. Jageman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style-name="ce5" office:value-type="string" calcext:value-type="string">
            <text:p>T. auropilosus</text:p>
          </table:table-cell>
          <table:table-cell table:number-columns-repeated="995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be-Suma env., Ichinotani</text:p>
          </table:table-cell>
          <table:table-cell/>
          <table:table-cell office:value-type="string" calcext:value-type="string">
            <text:p>Japan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14:.P41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oll. E. Jageman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style-name="ce5" office:value-type="string" calcext:value-type="string">
            <text:p>T. auropilosus</text:p>
          </table:table-cell>
          <table:table-cell table:number-columns-repeated="995"/>
        </table:table-row>
        <table:table-row table:style-name="ro1">
          <table:table-cell office:value-type="float" office:value="13514" calcext:value-type="float">
            <text:p>135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E-Tekes Valley-Narynkol</text:p>
          </table:table-cell>
          <table:table-cell table:style-name="Default"/>
          <table:table-cell table:style-name="ce1" office:value-type="string" calcext:value-type="string">
            <text:p>Kazakhstan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15:.P41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. Kasantsev</text:p>
          </table:table-cell>
          <table:table-cell office:value-type="string" calcext:value-type="string">
            <text:p>Naturhistorisches Museum Base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Alma Ata [Almaty]</text:p>
          </table:table-cell>
          <table:table-cell table:style-name="ce3"/>
          <table:table-cell table:style-name="ce1" office:value-type="string" calcext:value-type="string">
            <text:p>Kazakhstan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2" calcext:value-type="float">
            <text:p>1992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16:.P41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J. Schneide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17"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aračaganak</text:p>
          </table:table-cell>
          <table:table-cell/>
          <table:table-cell office:value-type="string" calcext:value-type="string">
            <text:p>Kazakhstan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1994" calcext:value-type="float">
            <text:p>1994</text:p>
          </table:table-cell>
          <table:table-cell table:style-name="ce6" table:number-columns-repeated="3"/>
          <table:table-cell/>
          <table:table-cell office:value-type="float" office:value="1" calcext:value-type="float">
            <text:p>1</text:p>
          </table:table-cell>
          <table:table-cell table:formula="of:=SUM([.O417:.P417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. Mantič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85" calcext:value-type="float">
            <text:p>111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7" office:value-type="string" calcext:value-type="string">
            <text:p>Kirghizsky Mts. Ridge-Tshon - Azyk</text:p>
          </table:table-cell>
          <table:table-cell table:style-name="ce3"/>
          <table:table-cell table:style-name="ce3" office:value-type="string" calcext:value-type="string">
            <text:p>Kyrgyzstan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18:.P418])" office:value-type="float" office:value="1" calcext:value-type="float">
            <text:p>1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V. Gurko</text:p>
          </table:table-cell>
          <table:table-cell office:value-type="string" calcext:value-type="string">
            <text:p>M. Sníže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acedonie</text:p>
          </table:table-cell>
          <table:table-cell/>
          <table:table-cell office:value-type="string" calcext:value-type="string">
            <text:p>Macedon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929" calcext:value-type="float">
            <text:p>1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419:.P419])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S. Berg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Ulaanbaatar</text:p>
          </table:table-cell>
          <table:table-cell table:style-name="ce3"/>
          <table:table-cell table:style-name="ce1" office:value-type="string" calcext:value-type="string">
            <text:p>Mongolia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65" calcext:value-type="float">
            <text:p>196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20:.P420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Rubner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20 km E of Terelz-60 km NE of Ulaanbaatar-[Terelzh] Gorkhi Terelj National Park-Tuul River Valley</text:p>
          </table:table-cell>
          <table:table-cell table:style-name="ce3"/>
          <table:table-cell table:style-name="ce1" office:value-type="string" calcext:value-type="string">
            <text:p>Mongolia</text:p>
          </table:table-cell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03" calcext:value-type="float">
            <text:p>20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421:.P421])" office:value-type="float" office:value="3" calcext:value-type="float">
            <text:p>3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Z. Jindr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3" office:value-type="string" calcext:value-type="string">
            <text:p>Ulaanbaatar env., Zajsan</text:p>
          </table:table-cell>
          <table:table-cell table:style-name="ce3"/>
          <table:table-cell table:style-name="ce1" office:value-type="string" calcext:value-type="string">
            <text:p>Mongolia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65" calcext:value-type="float">
            <text:p>196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22:.P42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Rubner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12</text:p>
          </table:table-cell>
          <table:table-cell table:number-columns-repeated="995"/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omarnica</text:p>
          </table:table-cell>
          <table:table-cell table:style-name="ce3"/>
          <table:table-cell table:style-name="ce1" office:value-type="string" calcext:value-type="string">
            <text:p>Montenegro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55" calcext:value-type="float">
            <text:p>195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23:.P423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. Prettner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idelt env.</text:p>
          </table:table-cell>
          <table:table-cell table:style-name="ce3"/>
          <table:table-cell table:style-name="ce1" office:value-type="string" calcext:value-type="string">
            <text:p>Morocco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99" calcext:value-type="float">
            <text:p>1999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24:.P42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I. Smat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style-name="ce1" office:value-type="string" calcext:value-type="string">
            <text:p>32°42´N</text:p>
          </table:table-cell>
          <table:table-cell table:style-name="ce1" office:value-type="string" calcext:value-type="string">
            <text:p><text:s/>4°44´W</text:p>
          </table:table-cell>
          <table:table-cell table:number-columns-repeated="993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Fes env.</text:p>
          </table:table-cell>
          <table:table-cell/>
          <table:table-cell office:value-type="string" calcext:value-type="string">
            <text:p>Morocco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25:.P425])" office:value-type="float" office:value="2" calcext:value-type="float">
            <text:p>2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A. Olex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artil env., Tetovan</text:p>
          </table:table-cell>
          <table:table-cell/>
          <table:table-cell office:value-type="string" calcext:value-type="string">
            <text:p>Morocco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426:.P426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Mantič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entral Atlas Mts.-Azrou</text:p>
          </table:table-cell>
          <table:table-cell table:style-name="ce3"/>
          <table:table-cell table:style-name="ce1" office:value-type="string" calcext:value-type="string">
            <text:p>Morocco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27:.P427])" office:value-type="float" office:value="1" calcext:value-type="float">
            <text:p>1</text:p>
          </table:table-cell>
          <table:table-cell/>
          <table:table-cell table:style-name="ce1"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J. Mašek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8714" calcext:value-type="float">
            <text:p>187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aza env., Bab-Taka</text:p>
          </table:table-cell>
          <table:table-cell table:style-name="ce3"/>
          <table:table-cell table:style-name="ce1" office:value-type="string" calcext:value-type="string">
            <text:p>Morocco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28:.P42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8715" calcext:value-type="float">
            <text:p>187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etouan env., Nakla</text:p>
          </table:table-cell>
          <table:table-cell table:style-name="ce3"/>
          <table:table-cell table:style-name="ce1" office:value-type="string" calcext:value-type="string">
            <text:p>Morocco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8" calcext:value-type="float">
            <text:p>200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29:.P42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7" office:value-type="string" calcext:value-type="string">
            <text:p>Rotterdam env., Costudorne</text:p>
          </table:table-cell>
          <table:table-cell table:style-name="Default"/>
          <table:table-cell table:style-name="ce1" office:value-type="string" calcext:value-type="string">
            <text:p>Netherland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7" calcext:value-type="float">
            <text:p>1987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430:.P430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. Hieke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3" calcext:value-type="float">
            <text:p>1349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Drohiczyn env., Bug Riverbank</text:p>
          </table:table-cell>
          <table:table-cell table:style-name="Default"/>
          <table:table-cell table:style-name="ce1" office:value-type="string" calcext:value-type="string">
            <text:p>Poland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31:.P431])" office:value-type="float" office:value="1" calcext:value-type="float">
            <text:p>1</text:p>
          </table:table-cell>
          <table:table-cell table:style-name="ce1" office:value-type="string" calcext:value-type="string">
            <text:p>riverbank</text:p>
          </table:table-cell>
          <table:table-cell table:number-columns-repeated="3"/>
          <table:table-cell table:number-columns-repeated="2" office:value-type="string" calcext:value-type="string">
            <text:p>L. Koloničný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4" calcext:value-type="float">
            <text:p>1349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ózki env., Bug Riverbank</text:p>
          </table:table-cell>
          <table:table-cell table:style-name="Default"/>
          <table:table-cell table:style-name="ce1" office:value-type="string" calcext:value-type="string">
            <text:p>Poland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32:.P432])" office:value-type="float" office:value="1" calcext:value-type="float">
            <text:p>1</text:p>
          </table:table-cell>
          <table:table-cell table:style-name="ce1" office:value-type="string" calcext:value-type="string">
            <text:p>riverbank</text:p>
          </table:table-cell>
          <table:table-cell table:number-columns-repeated="3"/>
          <table:table-cell table:number-columns-repeated="2" office:value-type="string" calcext:value-type="string">
            <text:p>J. Stanovský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style-name="ce1" office:value-type="string" calcext:value-type="string">
            <text:p>52°21´N</text:p>
          </table:table-cell>
          <table:table-cell table:style-name="ce1" office:value-type="string" calcext:value-type="string">
            <text:p>22°23´E</text:p>
          </table:table-cell>
          <table:table-cell table:number-columns-repeated="993"/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arnaki env., Bug River </text:p>
          </table:table-cell>
          <table:table-cell table:style-name="Default"/>
          <table:table-cell table:style-name="ce1" office:value-type="string" calcext:value-type="string">
            <text:p>Poland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33:.P43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, Frýdek-Místek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arnow env., Wojnicz-Dunajec River</text:p>
          </table:table-cell>
          <table:table-cell table:style-name="Default"/>
          <table:table-cell table:style-name="ce1" office:value-type="string" calcext:value-type="string">
            <text:p>Poland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34:.P43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, Frýdek-Místek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9351" calcext:value-type="float">
            <text:p>193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uszta Bialowieska, Grudki</text:p>
          </table:table-cell>
          <table:table-cell table:style-name="ce3"/>
          <table:table-cell table:style-name="ce1" office:value-type="string" calcext:value-type="string">
            <text:p>Poland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35:.P43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uszta Bialowieska, Grudki</text:p>
          </table:table-cell>
          <table:table-cell table:style-name="ce3"/>
          <table:table-cell table:style-name="ce1" office:value-type="string" calcext:value-type="string">
            <text:p>Poland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 table:formula="of:=SUM([.O436:.P436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3498" calcext:value-type="float">
            <text:p>134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aro Region-Goesribeira do Vasco</text:p>
          </table:table-cell>
          <table:table-cell table:style-name="Default"/>
          <table:table-cell table:style-name="ce1" office:value-type="string" calcext:value-type="string">
            <text:p>Portugal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37:.P43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. Mantič</text:p>
          </table:table-cell>
          <table:table-cell office:value-type="string" calcext:value-type="string">
            <text:p><text:s/>J. Růžičk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aro Region-Goesribeira do Vasco</text:p>
          </table:table-cell>
          <table:table-cell table:style-name="Default"/>
          <table:table-cell table:style-name="ce1" office:value-type="string" calcext:value-type="string">
            <text:p>Portugal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04" calcext:value-type="float">
            <text:p>200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38:.P438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M. Mantič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abadag</text:p>
          </table:table-cell>
          <table:table-cell table:style-name="ce3"/>
          <table:table-cell office:value-type="string" calcext:value-type="string">
            <text:p>Romani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39:.P43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. Louda</text:p>
          </table:table-cell>
          <table:table-cell office:value-type="string" calcext:value-type="string">
            <text:p>A. Hamet</text:p>
          </table:table-cell>
          <table:table-cell table:style-name="ce1" office:value-type="string" calcext:value-type="string">
            <text:p>M. Trýzna 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J. Růžička</text:p>
          </table:table-cell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adlac</text:p>
          </table:table-cell>
          <table:table-cell/>
          <table:table-cell office:value-type="string" calcext:value-type="string">
            <text:p>Romania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25" calcext:value-type="float">
            <text:p>19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40:.P44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Caucasus Mts.-Kislovodsk</text:p>
          </table:table-cell>
          <table:table-cell office:value-type="string" calcext:value-type="string">
            <text:p>Stavropol Region</text:p>
          </table:table-cell>
          <table:table-cell office:value-type="string" calcext:value-type="string">
            <text:p>Russ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12" calcext:value-type="float">
            <text:p>19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41:.P441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2277" calcext:value-type="float">
            <text:p>1227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S Ural Mts.-Kargala env., 22km N of Orenburg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11" office:value-type="string" calcext:value-type="string">
            <text:p><text:s/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42:.P44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. Grote</text:p>
          </table:table-cell>
          <table:table-cell office:value-type="string" calcext:value-type="string">
            <text:p>Museum für Naturkunde, Berlin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76" calcext:value-type="float">
            <text:p>122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S Ural Mts.-Kargala env., 22km N of Orenburg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914" calcext:value-type="float">
            <text:p>19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443:.P443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. Grote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S Ural Mts.-Kargala env., 22km N of Orenburg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914" calcext:value-type="float">
            <text:p>19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O444:.P44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. Grote</text:p>
          </table:table-cell>
          <table:table-cell office:value-type="string" calcext:value-type="string">
            <text:p>Museum für Naturkunde, Berlin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8" office:value-type="string" calcext:value-type="string">
            <text:p>S Ural Mts.-Kargala env., 22km N of Orenburg-Sakmara River Steppes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916" calcext:value-type="float">
            <text:p>19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45:.P445])" office:value-type="float" office:value="2" calcext:value-type="float">
            <text:p>2</text:p>
          </table:table-cell>
          <table:table-cell table:style-name="ce1" office:value-type="string" calcext:value-type="string">
            <text:p>steppe</text:p>
          </table:table-cell>
          <table:table-cell table:number-columns-repeated="3"/>
          <table:table-cell office:value-type="string" calcext:value-type="string">
            <text:p>H. Grote</text:p>
          </table:table-cell>
          <table:table-cell office:value-type="string" calcext:value-type="string">
            <text:p>Museum für Naturkunde, Berlin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9568" calcext:value-type="float">
            <text:p>1956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Vysokiy Gorodok bl. Blagov. z. Uf.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26" calcext:value-type="float">
            <text:p>192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46:.P44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akulenko</text:p>
          </table:table-cell>
          <table:table-cell office:value-type="string" calcext:value-type="string">
            <text:p>Zool. Inst. St. Petersburg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atsk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9" calcext:value-type="float">
            <text:p>198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89" calcext:value-type="float">
            <text:p>198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.O447:.P447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string" calcext:value-type="string">
            <text:p>J. Stanovský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1" calcext:value-type="float">
            <text:p>1991</text:p>
          </table:table-cell>
          <table:table-cell table:style-name="Default" table:number-columns-repeated="2"/>
          <table:table-cell office:value-type="string" calcext:value-type="string">
            <text:p>Sil3</text:p>
          </table:table-cell>
          <table:table-cell/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ratsk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9" calcext:value-type="float">
            <text:p>198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48:.P44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Stanovský</text:p>
          </table:table-cell>
          <table:table-cell office:value-type="string" calcext:value-type="string">
            <text:p>J. Růžičk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Novokuzněck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49:.P449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. Divišová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Arsenev env.</text:p>
          </table:table-cell>
          <table:table-cell office:value-type="string" calcext:value-type="string">
            <text:p>Primorsky Krai</text:p>
          </table:table-cell>
          <table:table-cell office:value-type="string" calcext:value-type="string">
            <text:p>Russia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450:.P45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O. Šauša</text:p>
          </table:table-cell>
          <table:table-cell table:style-name="ce5" office:value-type="string" calcext:value-type="string">
            <text:p>J. Vávr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3512" calcext:value-type="float">
            <text:p>135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iberia E-Ussuriysk District-Kaymanovka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2" calcext:value-type="float">
            <text:p>199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O451:.P45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. &amp; K. Belobozodov</text:p>
          </table:table-cell>
          <table:table-cell office:value-type="string" calcext:value-type="string">
            <text:p>Naturhistorisches Museum Base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7" office:value-type="string" calcext:value-type="string">
            <text:p>Sibiria-Barguzinskiy Khrebet Mts.-Bolschaya Tscheremchana Valley (Čeremšana)</text:p>
          </table:table-cell>
          <table:table-cell table:style-name="ce1" office:value-type="string" calcext:value-type="string">
            <text:p>Republic of Buryatia</text:p>
          </table:table-cell>
          <table:table-cell table:style-name="ce1" office:value-type="string" calcext:value-type="string">
            <text:p>Russia</text:p>
          </table:table-cell>
          <table:table-cell table:style-name="ce11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O452:.P452])" office:value-type="float" office:value="14" calcext:value-type="float">
            <text:p>14</text:p>
          </table:table-cell>
          <table:table-cell/>
          <table:table-cell table:style-name="ce1" office:value-type="float" office:value="460" calcext:value-type="float">
            <text:p>460</text:p>
          </table:table-cell>
          <table:table-cell table:number-columns-repeated="2"/>
          <table:table-cell table:number-columns-repeated="2" office:value-type="string" calcext:value-type="string">
            <text:p>M. Trýzn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ibiria-Barguzinskyi Khrebet Mts.-Bolšaja Čeremšana Hill</text:p>
          </table:table-cell>
          <table:table-cell table:style-name="ce1" office:value-type="string" calcext:value-type="string">
            <text:p>Republic of Buryatia</text:p>
          </table:table-cell>
          <table:table-cell table:style-name="ce1" office:value-type="string" calcext:value-type="string">
            <text:p>Russi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O453:.P453])" office:value-type="float" office:value="14" calcext:value-type="float">
            <text:p>14</text:p>
          </table:table-cell>
          <table:table-cell/>
          <table:table-cell table:style-name="ce1" office:value-type="float" office:value="460" calcext:value-type="float">
            <text:p>460</text:p>
          </table:table-cell>
          <table:table-cell table:number-columns-repeated="2"/>
          <table:table-cell table:number-columns-repeated="2"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 Ural Mts.-Sol Iletzkiy District-Ural River-Mukhranovo Village env.</text:p>
          </table:table-cell>
          <table:table-cell table:style-name="ce1" office:value-type="string" calcext:value-type="string">
            <text:p>Orenburg Oblast</text:p>
          </table:table-cell>
          <table:table-cell table:style-name="ce1" office:value-type="string" calcext:value-type="string">
            <text:p>Russia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03" calcext:value-type="float">
            <text:p>200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54:.P454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. Vashchenko</text:p>
          </table:table-cell>
          <table:table-cell office:value-type="string" calcext:value-type="string">
            <text:p>J. Cooter</text:p>
          </table:table-cell>
          <table:table-cell office:value-type="string" calcext:value-type="string">
            <text:p>J. Růžičk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9569" calcext:value-type="float">
            <text:p>1956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urk. obl., oz.[ero] Chalkar</text:p>
          </table:table-cell>
          <table:table-cell table:style-name="ce3"/>
          <table:table-cell table:style-name="ce1" office:value-type="string" calcext:value-type="string">
            <text:p>Russia</text:p>
          </table:table-cell>
          <table:table-cell table:style-name="ce1"/>
          <table:table-cell table:style-name="ce3"/>
          <table:table-cell office:value-type="float" office:value="7" calcext:value-type="float">
            <text:p>7</text:p>
          </table:table-cell>
          <table:table-cell table:style-name="ce1" office:value-type="float" office:value="1905" calcext:value-type="float">
            <text:p>190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55:.P45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otrovskiy</text:p>
          </table:table-cell>
          <table:table-cell office:value-type="string" calcext:value-type="string">
            <text:p>Zool. Inst. St. Petersburg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Abakansteppen</text:p>
          </table:table-cell>
          <table:table-cell table:style-name="ce1" office:value-type="string" calcext:value-type="string">
            <text:p>Siberia</text:p>
          </table:table-cell>
          <table:table-cell table:style-name="ce1" office:value-type="string" calcext:value-type="string">
            <text:p>Russia</text:p>
          </table:table-cell>
          <table:table-cell table:style-name="ce1"/>
          <table:table-cell table:style-name="ce3" table:number-columns-repeated="2"/>
          <table:table-cell table:style-name="ce1" office:value-type="float" office:value="1914" calcext:value-type="float">
            <text:p>191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56:.P456]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. Jensen</text:p>
          </table:table-cell>
          <table:table-cell office:value-type="string" calcext:value-type="string">
            <text:p>J. Růžička (Praha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Usti Abakansk</text:p>
          </table:table-cell>
          <table:table-cell table:style-name="ce1" office:value-type="string" calcext:value-type="string">
            <text:p>Siberia</text:p>
          </table:table-cell>
          <table:table-cell table:style-name="ce1" office:value-type="string" calcext:value-type="string">
            <text:p>Russia</text:p>
          </table:table-cell>
          <table:table-cell table:style-name="ce1"/>
          <table:table-cell table:style-name="ce3" table:number-columns-repeated="2"/>
          <table:table-cell table:style-name="ce1" office:value-type="float" office:value="1914" calcext:value-type="float">
            <text:p>191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O457:.P45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. Jensen</text:p>
          </table:table-cell>
          <table:table-cell office:value-type="string" calcext:value-type="string">
            <text:p>Naturhistorisk Museum Osl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289" calcext:value-type="float">
            <text:p>222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Abakansteppen</text:p>
          </table:table-cell>
          <table:table-cell table:style-name="ce1" office:value-type="string" calcext:value-type="string">
            <text:p>Siberia</text:p>
          </table:table-cell>
          <table:table-cell table:style-name="ce1" office:value-type="string" calcext:value-type="string">
            <text:p>Russia</text:p>
          </table:table-cell>
          <table:table-cell table:style-name="ce1"/>
          <table:table-cell table:style-name="ce3" table:number-columns-repeated="2"/>
          <table:table-cell table:style-name="ce1" office:value-type="float" office:value="1914" calcext:value-type="float">
            <text:p>1914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O458:.P45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. Jensen</text:p>
          </table:table-cell>
          <table:table-cell office:value-type="string" calcext:value-type="string">
            <text:p>Naturhistorisk Museum Osl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iberia E-Khabarovsk District-Mangochtka env.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459:.P45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chrimenko</text:p>
          </table:table-cell>
          <table:table-cell office:value-type="string" calcext:value-type="string">
            <text:p>Naturhistorisches Museum Base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5" calcext:value-type="float">
            <text:p>135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ar East-Primorskiy Region-Pograničnyj env.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3" calcext:value-type="float">
            <text:p>1993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460:.P460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Lazo env.</text:p>
          </table:table-cell>
          <table:table-cell office:value-type="string" calcext:value-type="string">
            <text:p>Primorsky Krai</text:p>
          </table:table-cell>
          <table:table-cell table:style-name="ce1" office:value-type="string" calcext:value-type="string">
            <text:p>Russia</text:p>
          </table:table-cell>
          <table:table-cell table:style-name="ce11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3" calcext:value-type="float">
            <text:p>199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O461:.P461])" office:value-type="float" office:value="8" calcext:value-type="float">
            <text:p>8</text:p>
          </table:table-cell>
          <table:table-cell table:style-name="ce1" office:value-type="string" calcext:value-type="string">
            <text:p>dark taiga</text:p>
          </table:table-cell>
          <table:table-cell table:number-columns-repeated="3"/>
          <table:table-cell table:number-columns-repeated="2" office:value-type="string" calcext:value-type="string">
            <text:p>M. Trýzna</text:p>
          </table:table-cell>
          <table:table-cell table:style-name="ce1" office:value-type="string" calcext:value-type="string">
            <text:p>J. Schneid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Far East-Primorskiy Region-Lazo env.</text:p>
          </table:table-cell>
          <table:table-cell table:style-name="Default"/>
          <table:table-cell table:style-name="ce1" office:value-type="string" calcext:value-type="string">
            <text:p>Russia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3" calcext:value-type="float">
            <text:p>1993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O462:.P462])" office:value-type="float" office:value="9" calcext:value-type="float">
            <text:p>9</text:p>
          </table:table-cell>
          <table:table-cell table:style-name="ce1" office:value-type="string" calcext:value-type="string">
            <text:p>dark taiga</text:p>
          </table:table-cell>
          <table:table-cell table:number-columns-repeated="3"/>
          <table:table-cell table:number-columns-repeated="2" office:value-type="string" calcext:value-type="string">
            <text:p>M. Trýzna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yrmium [Syrmia]-Ruma</text:p>
          </table:table-cell>
          <table:table-cell table:style-name="ce3"/>
          <table:table-cell table:style-name="ce1" office:value-type="string" calcext:value-type="string">
            <text:p>Serbi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32" calcext:value-type="float">
            <text:p>193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32" calcext:value-type="float">
            <text:p>193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63:.P46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. Prettner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laté Moravce</text:p>
          </table:table-cell>
          <table:table-cell/>
          <table:table-cell office:value-type="string" calcext:value-type="string">
            <text:p>Slovakia</text:p>
          </table:table-cell>
          <table:table-cell office:value-type="float" office:value="7676" calcext:value-type="float">
            <text:p>767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21" calcext:value-type="float">
            <text:p>192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464:.P46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A. Růžička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onská Breznic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23" calcext:value-type="float">
            <text:p>192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anská Bystric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2 spec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otešic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evínska Nová Ves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68:.P468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Depta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arkan [Štúrovo]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69:.P469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Balthasar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kul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70:.P47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atina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Grav. Magura [?Oravská Magura]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oříšek</text:p>
          </table:table-cell>
          <table:table-cell table:style-name="ce5" office:value-type="string" calcext:value-type="string">
            <text:p>J. Háva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Kováčovské kopce [Burda] Hills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Černý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elianske kopce Hills-Štúrov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Černý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ľký Ruskov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474:.P474])" office:value-type="float" office:value="1" calcext:value-type="float">
            <text:p>1</text:p>
          </table:table-cell>
          <table:table-cell table:style-name="ce5" office:value-type="string" calcext:value-type="string">
            <text:p>cadaver Cricetus cricetus</text:p>
          </table:table-cell>
          <table:table-cell table:style-name="ce5" table:number-columns-repeated="3"/>
          <table:table-cell table:style-name="ce5" office:value-type="string" calcext:value-type="string">
            <text:p>Grulich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yst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75:.P475])" office:value-type="float" office:value="2" calcext:value-type="float">
            <text:p>2</text:p>
          </table:table-cell>
          <table:table-cell table:style-name="ce5" office:value-type="string" calcext:value-type="string">
            <text:p>cadaver Cricetus cricetus</text:p>
          </table:table-cell>
          <table:table-cell table:style-name="ce5" table:number-columns-repeated="3"/>
          <table:table-cell table:style-name="ce5" office:value-type="string" calcext:value-type="string">
            <text:p>Grulich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rhovišt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O476:.P476])" office:value-type="float" office:value="7" calcext:value-type="float">
            <text:p>7</text:p>
          </table:table-cell>
          <table:table-cell table:style-name="ce5" table:number-columns-repeated="4"/>
          <table:table-cell table:style-name="ce5" office:value-type="string" calcext:value-type="string">
            <text:p>Grulich</text:p>
          </table:table-cell>
          <table:table-cell office:value-type="string" calcext:value-type="string">
            <text:p>coll. I. Grulich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ádiel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office:value-type="string" calcext:value-type="string">
            <text:p>J. Jurčíček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dbanské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office:value-type="string" calcext:value-type="string">
            <text:p>J. Jurčíček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Nová Baňa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86" calcext:value-type="float">
            <text:p>1986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479:.P479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. Týr</text:p>
          </table:table-cell>
          <table:table-cell office:value-type="string" calcext:value-type="string">
            <text:p>M. Trýz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amenica nad Hronom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office:value-type="string" calcext:value-type="string">
            <text:p>J. Jurčíček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ízke Tatry Mts.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office:value-type="string" calcext:value-type="string">
            <text:p>J. Jurčíček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anská Bystrica env.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Černý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rvená Skal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5 spec.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Černý</text:p>
          </table:table-cell>
          <table:table-cell office:value-type="string" calcext:value-type="string">
            <text:p>J. Háv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vätý Jur env., Šúr National Nature Reserv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armanec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3" calcext:value-type="float">
            <text:p>1933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Nízke Tatry Mts.-Jaseni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ralovany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ronská Breznic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Zádiel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3"/>
          <table:table-cell office:value-type="string" calcext:value-type="string">
            <text:p>2 spec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ok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eľká Javorina Mt.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491:.P49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5" office:value-type="string" calcext:value-type="string">
            <text:p>Veľká Javorina Mt.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51" calcext:value-type="float">
            <text:p>1951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492:.P49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. Lauterer</text:p>
          </table:table-cell>
          <table:table-cell office:value-type="string" calcext:value-type="string">
            <text:p>coll. P. Lauterer in 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ráľovský Chlmec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formula="of:=SUM([.O493:.P493])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enné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94:.P49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olf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Vihorlat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 office:value-type="float" office:value="1958" calcext:value-type="float">
            <text:p>19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95:.P49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váčov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8" calcext:value-type="float">
            <text:p>19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96:.P496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intav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497:.P497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intav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O498:.P498])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intav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O499:.P499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rstín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O500:.P500])" office:value-type="float" office:value="7" calcext:value-type="float">
            <text:p>7</text:p>
          </table:table-cell>
          <table:table-cell table:style-name="ce5" table:number-columns-repeated="4"/>
          <table:table-cell table:style-name="ce5" office:value-type="string" calcext:value-type="string">
            <text:p>I. Löb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atislav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61" calcext:value-type="float">
            <text:p>196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01:.P50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leinert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vätý Jur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62" calcext:value-type="float">
            <text:p>19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02:.P50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Kleinert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anec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03:.P50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. Honců</text:p>
          </table:table-cell>
          <table:table-cell office:value-type="string" calcext:value-type="string">
            <text:p>Vlastivědné muzeum v České Lípě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Gabčíkov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964" calcext:value-type="float">
            <text:p>19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04:.P504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ošovic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05:.P505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L. Daněk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office:value-type="string" calcext:value-type="string">
            <text:p>teneral</text:p>
          </table:table-cell>
          <table:table-cell table:number-columns-repeated="995"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ováčovské kopce Hills, Chľaba</text:p>
          </table:table-cell>
          <table:table-cell table:style-name="ce3"/>
          <table:table-cell table:style-name="ce1" office:value-type="string" calcext:value-type="string">
            <text:p>Slovakia</text:p>
          </table:table-cell>
          <table:table-cell table:style-name="ce11" office:value-type="float" office:value="8178" calcext:value-type="float">
            <text:p>8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06:.P50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Somotor</text:p>
          </table:table-cell>
          <table:table-cell table:style-name="ce3"/>
          <table:table-cell table:style-name="ce1" office:value-type="string" calcext:value-type="string">
            <text:p>Slovakia</text:p>
          </table:table-cell>
          <table:table-cell table:style-name="ce11" office:value-type="float" office:value="7696" calcext:value-type="float">
            <text:p>769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74" calcext:value-type="float">
            <text:p>1974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07:.P507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. Mencl</text:p>
          </table:table-cell>
          <table:table-cell office:value-type="string" calcext:value-type="string">
            <text:p>L. Mencl (Týnec nad Labem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2844" calcext:value-type="float">
            <text:p>2284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túrovo</text:p>
          </table:table-cell>
          <table:table-cell table:style-name="ce3"/>
          <table:table-cell table:style-name="ce1" office:value-type="string" calcext:value-type="string">
            <text:p>Slovakia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77" calcext:value-type="float">
            <text:p>1977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08:.P50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. Fornůsek</text:p>
          </table:table-cell>
          <table:table-cell office:value-type="string" calcext:value-type="string">
            <text:p>D. Sommer (Suš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22843" calcext:value-type="float">
            <text:p>2284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Štúrovo</text:p>
          </table:table-cell>
          <table:table-cell table:style-name="ce3"/>
          <table:table-cell table:style-name="ce1" office:value-type="string" calcext:value-type="string">
            <text:p>Slovakia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77" calcext:value-type="float">
            <text:p>1977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509:.P509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. Fornůsek</text:p>
          </table:table-cell>
          <table:table-cell office:value-type="string" calcext:value-type="string">
            <text:p>D. Sommer (Sušice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lovenský kras Karst-Turňa nad Bodvou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10:.P51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Kuboň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túrov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11:.P51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Podunajská nížina Valley-Štúrov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12:.P51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Mikát</text:p>
          </table:table-cell>
          <table:table-cell office:value-type="string" calcext:value-type="string">
            <text:p>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Štúrov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13:.P51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V. Karas</text:p>
          </table:table-cell>
          <table:table-cell table:style-name="ce5" office:value-type="string" calcext:value-type="string">
            <text:p>Kara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6558" calcext:value-type="float">
            <text:p>16558</text:p>
          </table:table-cell>
          <table:table-cell office:value-type="string" calcext:value-type="string">
            <text:p>Silphidae</text:p>
          </table:table-cell>
          <table:table-cell table:style-name="ce3" office:value-type="string" calcext:value-type="string">
            <text:p>Thanatophilus</text:p>
          </table:table-cell>
          <table:table-cell table:style-name="ce3" office:value-type="string" calcext:value-type="string">
            <text:p>sinuatus</text:p>
          </table:table-cell>
          <table:table-cell table:style-name="ce9" office:value-type="string" calcext:value-type="string">
            <text:p>Žitný ostrov-Halica [? Halice/Malice/Halica/Malica] na Ostrove</text:p>
          </table:table-cell>
          <table:table-cell table:style-name="ce3"/>
          <table:table-cell table:style-name="ce3" office:value-type="string" calcext:value-type="string">
            <text:p>Slovakia</text:p>
          </table:table-cell>
          <table:table-cell table:style-name="ce13"/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985" calcext:value-type="float">
            <text:p>198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SUM([.O514:.P514])" office:value-type="float" office:value="1" calcext:value-type="float">
            <text:p>1</text:p>
          </table:table-cell>
          <table:table-cell office:value-type="string" calcext:value-type="string">
            <text:p>cadaver Canis lupus f. familiaris</text:p>
          </table:table-cell>
          <table:table-cell table:number-columns-repeated="3"/>
          <table:table-cell table:number-columns-repeated="2" table:style-name="ce3" office:value-type="string" calcext:value-type="string">
            <text:p>O. Kapler</text:p>
          </table:table-cell>
          <table:table-cell table:style-name="ce3" office:value-type="string" calcext:value-type="string">
            <text:p>J. Růžička</text:p>
          </table:table-cell>
          <table:table-cell table:style-name="ce3" office:value-type="float" office:value="1986" calcext:value-type="float">
            <text:p>1986</text:p>
          </table:table-cell>
          <table:table-cell table:number-columns-repeated="2"/>
          <table:table-cell table:style-name="ce1" office:value-type="string" calcext:value-type="string">
            <text:p>Sil9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menín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88" calcext:value-type="float">
            <text:p>198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15:.P51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I. Jeniš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Sil3</text:p>
          </table:table-cell>
          <table:table-cell table:number-columns-repeated="996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7" office:value-type="string" calcext:value-type="string">
            <text:p>Královský Chlmec, na vých. okraji Města pod Kamenem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16:.P516])" office:value-type="float" office:value="1" calcext:value-type="float">
            <text:p>1</text:p>
          </table:table-cell>
          <table:table-cell table:style-name="ce1" office:value-type="string" calcext:value-type="string">
            <text:p>old sand quarry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P. Štoura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487" calcext:value-type="float">
            <text:p>1348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menín</text:p>
          </table:table-cell>
          <table:table-cell table:style-name="Default"/>
          <table:table-cell office:value-type="string" calcext:value-type="string">
            <text:p>Slovakia</text:p>
          </table:table-cell>
          <table:table-cell table:style-name="ce11" office:value-type="float" office:value="8177" calcext:value-type="float">
            <text:p>817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89" calcext:value-type="float">
            <text:p>198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17:.P517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K. Resl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Lúka nad Váhom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18:.P518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M. Mantič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amenica nad Hronom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19:.P519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A. Holub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omotor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20:.P520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T. Lackner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Horné Strhár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21:.P521]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Z. Kraus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Zlatná na Ostrove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11" office:value-type="float" office:value="8273" calcext:value-type="float">
            <text:p>82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22:.P522])" office:value-type="float" office:value="1" calcext:value-type="float">
            <text:p>1</text:p>
          </table:table-cell>
          <table:table-cell table:style-name="ce1" office:value-type="string" calcext:value-type="string">
            <text:p>saline soil</text:p>
          </table:table-cell>
          <table:table-cell table:number-columns-repeated="3"/>
          <table:table-cell table:number-columns-repeated="2" office:value-type="string" calcext:value-type="string">
            <text:p>M. Manti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17" office:value-type="string" calcext:value-type="string">
            <text:p>2 km E, saline soil</text:p>
          </table:table-cell>
          <table:table-cell table:number-columns-repeated="995"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arcelová env., Bašov kopec Hill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11" office:value-type="float" office:value="8275" calcext:value-type="float">
            <text:p>827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5" calcext:value-type="float">
            <text:p>199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523:.P523])" office:value-type="float" office:value="2" calcext:value-type="float">
            <text:p>2</text:p>
          </table:table-cell>
          <table:table-cell table:style-name="ce1" office:value-type="string" calcext:value-type="string">
            <text:p>sandbanks</text:p>
          </table:table-cell>
          <table:table-cell table:number-columns-repeated="3"/>
          <table:table-cell table:number-columns-repeated="2" office:value-type="string" calcext:value-type="string">
            <text:p>M. Mantič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Banská Bystrica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11" office:value-type="float" office:value="7381" calcext:value-type="float">
            <text:p>73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96" calcext:value-type="float">
            <text:p>1996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24:.P524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menica nad Hronom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25:.P525])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lášťovce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13" office:value-type="float" office:value="7879" calcext:value-type="float">
            <text:p>78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9" calcext:value-type="float">
            <text:p>1999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526:.P526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alý Kamenec env., Tarbucka</text:p>
          </table:table-cell>
          <table:table-cell table:style-name="ce3"/>
          <table:table-cell office:value-type="string" calcext:value-type="string">
            <text:p>Slovakia</text:p>
          </table:table-cell>
          <table:table-cell table:style-name="ce11" office:value-type="float" office:value="7696" calcext:value-type="float">
            <text:p>769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00" calcext:value-type="float">
            <text:p>2000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formula="of:=SUM([.O527:.P527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A. Holub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24240" calcext:value-type="float">
            <text:p>2424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uráň env., Javorníková dolina Valley</text:p>
          </table:table-cell>
          <table:table-cell table:style-name="ce3"/>
          <table:table-cell table:style-name="ce1" office:value-type="string" calcext:value-type="string">
            <text:p>Slovakia</text:p>
          </table:table-cell>
          <table:table-cell table:style-name="ce11" office:value-type="float" office:value="7286" calcext:value-type="float">
            <text:p>728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10" calcext:value-type="float">
            <text:p>2010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28:.P528])" office:value-type="float" office:value="1" calcext:value-type="float">
            <text:p>1</text:p>
          </table:table-cell>
          <table:table-cell table:style-name="ce1" office:value-type="string" calcext:value-type="string">
            <text:p>bottom part</text:p>
          </table:table-cell>
          <table:table-cell table:number-columns-repeated="3"/>
          <table:table-cell office:value-type="string" calcext:value-type="string">
            <text:p>S. Benedikt</text:p>
          </table:table-cell>
          <table:table-cell office:value-type="string" calcext:value-type="string">
            <text:p>V. Benedikt (Plzeň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Komárno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4 spec.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adaver Vulpes vulpes</text:p>
          </table:table-cell>
          <table:table-cell table:style-name="ce5" table:number-columns-repeated="3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atislava-Kolib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formula="of:=SUM([.O530:.P530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land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atislava-Petržalk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31:.P531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land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erchov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32:.P532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Laco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rencsén [Trenčín]-Boleso [Bolešov]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33:.P53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J. Laczo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olesó-Pého [Bolešov]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534:.P534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J. Laco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Bratislav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O535:.P535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Laco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Mikul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O536:.P536])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Matina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určiansky Svätý Martin [Martin]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O537:.P537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Trenčianske Teplice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O538:.P538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Kočí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Čeklís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O539:.P539])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Šlégl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Galanta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daver Canis lupus f. familiaris</text:p>
          </table:table-cell>
          <table:table-cell table:style-name="ce5" table:number-columns-repeated="3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ostojna</text:p>
          </table:table-cell>
          <table:table-cell table:style-name="ce3"/>
          <table:table-cell table:style-name="ce1" office:value-type="string" calcext:value-type="string">
            <text:p>Slovenia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47" calcext:value-type="float">
            <text:p>1947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SUM([.O541:.P541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. Prettner</text:p>
          </table:table-cell>
          <table:table-cell office:value-type="string" calcext:value-type="string">
            <text:p>Prirodoslovni muzej Slovenije, Ljubljan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Dobrovlje Mts.-Sv. Urban</text:p>
          </table:table-cell>
          <table:table-cell table:style-name="ce3"/>
          <table:table-cell table:style-name="ce1" office:value-type="string" calcext:value-type="string">
            <text:p>Slovenia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96" calcext:value-type="float">
            <text:p>199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542:.P542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J. Vávra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Pasica</text:p>
          </table:table-cell>
          <table:table-cell table:style-name="ce1" office:value-type="string" calcext:value-type="string">
            <text:p>Carniola [Kranjska]</text:p>
          </table:table-cell>
          <table:table-cell table:style-name="ce1" office:value-type="string" calcext:value-type="string">
            <text:p>Slovenia</text:p>
          </table:table-cell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11" calcext:value-type="float">
            <text:p>191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43:.P543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. Gspan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table:style-name="ce7" office:value-type="string" calcext:value-type="string">
            <text:p>Pendžikent Foré-step Steppe</text:p>
          </table:table-cell>
          <table:table-cell table:style-name="ce3"/>
          <table:table-cell table:style-name="ce1" office:value-type="string" calcext:value-type="string">
            <text:p>Tajikistan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979" calcext:value-type="float">
            <text:p>1979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44:.P54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. Halda</text:p>
          </table:table-cell>
          <table:table-cell office:value-type="string" calcext:value-type="string">
            <text:p>V. Týr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Jendouba-Bulla Regia</text:p>
          </table:table-cell>
          <table:table-cell table:style-name="ce3"/>
          <table:table-cell table:style-name="ce1" office:value-type="string" calcext:value-type="string">
            <text:p>Tunisia</text:p>
          </table:table-cell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01" calcext:value-type="float">
            <text:p>2001</text:p>
          </table:table-cell>
          <table:table-cell table:style-name="ce3" table:number-columns-repeated="3"/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545:.P545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M. Snížek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9476" calcext:value-type="float">
            <text:p>1947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Muradiye, Kalesi</text:p>
          </table:table-cell>
          <table:table-cell table:style-name="ce3"/>
          <table:table-cell table:style-name="ce1" office:value-type="string" calcext:value-type="string">
            <text:p>Turkey</text:p>
          </table:table-cell>
          <table:table-cell table:style-name="ce1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93" calcext:value-type="float">
            <text:p>1993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46:.P546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sák</text:p>
          </table:table-cell>
          <table:table-cell office:value-type="string" calcext:value-type="string">
            <text:p>F. Angelini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12284" calcext:value-type="float">
            <text:p>12284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office:value-type="string" calcext:value-type="string">
            <text:p>Dereli env., Yavuzkemal env.</text:p>
          </table:table-cell>
          <table:table-cell table:style-name="ce3"/>
          <table:table-cell table:style-name="ce1" office:value-type="string" calcext:value-type="string">
            <text:p>Turkey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98" calcext:value-type="float">
            <text:p>1998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47:.P547])" office:value-type="float" office:value="1" calcext:value-type="float">
            <text:p>1</text:p>
          </table:table-cell>
          <table:table-cell/>
          <table:table-cell table:style-name="ce1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S. Benedikt</text:p>
          </table:table-cell>
          <table:table-cell office:value-type="string" calcext:value-type="string">
            <text:p>V. Benedikt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Sil7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aracay-Hatay env., Asi Nehri River Valley</text:p>
          </table:table-cell>
          <table:table-cell table:style-name="ce1" office:value-type="string" calcext:value-type="string">
            <text:p>Hatay</text:p>
          </table:table-cell>
          <table:table-cell table:style-name="ce1" office:value-type="string" calcext:value-type="string">
            <text:p>Turkey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05" calcext:value-type="float">
            <text:p>2005</text:p>
          </table:table-cell>
          <table:table-cell table:style-name="ce3" table:number-columns-repeated="3"/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48:.P548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, Frýdek-Místek</text:p>
          </table:table-cell>
          <table:table-cell office:value-type="string" calcext:value-type="string">
            <text:p>J. Růžičk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Užhorod</text:p>
          </table:table-cell>
          <table:table-cell office:value-type="string" calcext:value-type="string">
            <text:p>Subcarpathia</text:p>
          </table:table-cell>
          <table:table-cell office:value-type="string" calcext:value-type="string">
            <text:p>Ukrain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930" calcext:value-type="float">
            <text:p>19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1 spec.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oubal</text:p>
          </table:table-cell>
          <table:table-cell office:value-type="string" calcext:value-type="string">
            <text:p>coll. J. Roubal in 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3508" calcext:value-type="float">
            <text:p>13508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harkow</text:p>
          </table:table-cell>
          <table:table-cell table:style-name="Default"/>
          <table:table-cell table:style-name="ce1" office:value-type="string" calcext:value-type="string">
            <text:p>Ukraine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955" calcext:value-type="float">
            <text:p>1955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formula="of:=SUM([.O550:.P550])" office:value-type="float" office:value="1" calcext:value-type="float">
            <text:p>1</text:p>
          </table:table-cell>
          <table:table-cell table:style-name="ce1" office:value-type="string" calcext:value-type="string">
            <text:p>park</text:p>
          </table:table-cell>
          <table:table-cell table:number-columns-repeated="3"/>
          <table:table-cell office:value-type="string" calcext:value-type="string">
            <text:p>Bogatschew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Charkow</text:p>
          </table:table-cell>
          <table:table-cell table:style-name="Default"/>
          <table:table-cell table:style-name="ce1" office:value-type="string" calcext:value-type="string">
            <text:p>Ukraine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955" calcext:value-type="float">
            <text:p>19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formula="of:=SUM([.O551:.P551])" office:value-type="float" office:value="2" calcext:value-type="float">
            <text:p>2</text:p>
          </table:table-cell>
          <table:table-cell table:style-name="ce1" office:value-type="string" calcext:value-type="string">
            <text:p>forest park</text:p>
          </table:table-cell>
          <table:table-cell table:number-columns-repeated="3"/>
          <table:table-cell office:value-type="string" calcext:value-type="string">
            <text:p>J. P.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J. Růžičk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1" office:value-type="string" calcext:value-type="string">
            <text:p>Sil8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15030" calcext:value-type="float">
            <text:p>15030</text:p>
          </table:table-cell>
          <table:table-cell table:style-name="ce3"/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Kiev env., Zhytomir</text:p>
          </table:table-cell>
          <table:table-cell table:style-name="ce3"/>
          <table:table-cell table:style-name="ce1" office:value-type="string" calcext:value-type="string">
            <text:p>Ukrain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06" calcext:value-type="float">
            <text:p>2006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52:.P552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. Orszulik</text:p>
          </table:table-cell>
          <table:table-cell office:value-type="string" calcext:value-type="string">
            <text:p>K. Orszulik (Frýdek-Místek)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style-name="ce1" office:value-type="string" calcext:value-type="string">
            <text:p>PC</text:p>
          </table:table-cell>
          <table:table-cell table:number-columns-repeated="996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Studenec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942" calcext:value-type="float">
            <text:p>19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formula="of:=SUM([.O553:.P553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Rauš</text:p>
          </table:table-cell>
          <table:table-cell office:value-type="string" calcext:value-type="string">
            <text:p>coll. J. Volák in Muzeum východních Čech v Hradci Králové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table:style-name="ce1" office:value-type="string" calcext:value-type="string">
            <text:p>sinuatus</text:p>
          </table:table-cell>
          <table:table-cell office:value-type="string" calcext:value-type="string">
            <text:p>Trieste env., Karst Plateau</text:p>
          </table:table-cell>
          <table:table-cell table:style-name="ce3"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921" calcext:value-type="float">
            <text:p>192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formula="of:=SUM([.O554:.P55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. Pretner</text:p>
          </table:table-cell>
          <table:table-cell table:style-name="ce5" office:value-type="string" calcext:value-type="string">
            <text:p>Moravské zemské muzeum Brno</text:p>
          </table:table-cell>
          <table:table-cell table:style-name="ce1" office:value-type="string" calcext:value-type="string">
            <text:p>J. Růžičk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Sil5</text:p>
          </table:table-cell>
          <table:table-cell table:style-name="ce3"/>
          <table:table-cell table:number-columns-repeated="995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5" office:value-type="string" calcext:value-type="string">
            <text:p>Divoky</text:p>
          </table:table-cell>
          <table:table-cell table:number-columns-repeated="3"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555:.P555])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oll. E. Jagemann Moravské zemské muzeum Brno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Thanatophilus</text:p>
          </table:table-cell>
          <table:table-cell office:value-type="string" calcext:value-type="string">
            <text:p>sinuatus</text:p>
          </table:table-cell>
          <table:table-cell table:style-name="ce6" office:value-type="string" calcext:value-type="string">
            <text:p>Tesso</text:p>
          </table:table-cell>
          <table:table-cell table:number-columns-repeated="3"/>
          <table:table-cell table:number-columns-repeated="2" table:style-name="ce1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formula="of:=SUM([.O556:.P556])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string" calcext:value-type="string">
            <text:p>coll. Schrötter</text:p>
          </table:table-cell>
          <table:table-cell office:value-type="string" calcext:value-type="string">
            <text:p>Slovenské národné múzeum, Bratislava</text:p>
          </table:table-cell>
          <table:table-cell office:value-type="string" calcext:value-type="string">
            <text:p>J. Růžička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Sil1</text:p>
          </table:table-cell>
          <table:table-cell table:number-columns-repeated="996"/>
        </table:table-row>
      </table:table>
      <table:named-expressions/>
      <table:database-ranges>
        <table:database-range table:name="__Anonymous_Sheet_DB__0" table:target-range-address="Sheet5.A1:Sheet5.AE55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1:58:13.925825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01:10.587299848</meta:creation-date>
    <dc:date>2017-03-08T12:06:28.403670433</dc:date>
    <meta:editing-duration>PT10M56S</meta:editing-duration>
    <meta:editing-cycles>5</meta:editing-cycles>
    <meta:generator>LibreOffice/5.1.6.2$Linux_X86_64 LibreOffice_project/10m0$Build-2</meta:generator>
    <meta:document-statistic meta:table-count="1" meta:cell-count="10288" meta:object-count="0"/>
  </office:meta>
</office:document-meta>
</file>